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58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18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141cm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8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eeeee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2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18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1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4.0.14 or better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float" office:value="1">
            <text:p>WAH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Result:</text:p>
          </table:table-cell>
          <table:table-cell table:number-columns-repeated="254"/>
        </table:table-row>
        <table:table-row table:style-name="ro2">
          <table:table-cell/>
          <table:table-cell table:style-name="ce6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LECTURE finmath spreadsheets/spreadsheets/Monte Carlo Black Scholes Model Delta Hedge Portfolio Exercise/lib">
            <text:p>/Users/fries/Documents/Development/LECTURE finmath spreadsheets/spreadsheets/Monte Carlo Black Scholes Model Delta Hedge Portfolio Exercise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16">
            <text:p>4.0.16</text:p>
          </table:table-cell>
          <table:table-cell/>
          <table:table-cell office:value-type="string">
            <text:p>Path:</text:p>
          </table:table-cell>
          <table:table-cell table:style-name="ce9"/>
          <table:table-cell table:number-columns-repeated="250"/>
        </table:table-row>
        <table:table-row table:style-name="ro2">
          <table:table-cell/>
          <table:table-cell office:value-type="string">
            <text:p>Build:</text:p>
          </table:table-cell>
          <table:table-cell table:formula="of:=INFO.OBBA.OBBA.OBGETPROPERTY(&quot;build&quot;)" office:value-type="string" office:string-value="40016">
            <text:p>40016</text:p>
          </table:table-cell>
          <table:table-cell/>
          <table:table-cell office:value-type="string">
            <text:p>isRelative:</text:p>
          </table:table-cell>
          <table:table-cell table:style-name="ce10" office:value-type="float" office:value="1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LECTURE finmath spreadsheets/spreadsheets/Monte Carlo Black Scholes Model Delta Hedge Portfolio Exercise">
            <text:p>/Users/fries/Documents/Development/LECTURE finmath spreadsheets/spreadsheets/Monte Carlo Black Scholes Model Delta Hedge Portfolio Exercise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" table:default-cell-style-name="ce12"/>
        <table:table-column table:style-name="co6" table:default-cell-style-name="ce12"/>
        <table:table-column table:style-name="co8" table:default-cell-style-name="ce12"/>
        <table:table-column table:style-name="co7" table:default-cell-style-name="ce12"/>
        <table:table-column table:style-name="co6" table:default-cell-style-name="ce12"/>
        <table:table-column table:style-name="co7" table:number-columns-repeated="248" table:default-cell-style-name="ce12"/>
        <table:table-column table:style-name="co7" table:default-cell-style-name="ce31"/>
        <table:table-column table:style-name="co5" table:number-columns-repeated="768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13"/>
          <table:table-cell table:style-name="ce13" office:value-type="string">
            <text:p>Monte Carlo Black Scholes Model Delta Hedged Portfolio</text:p>
          </table:table-cell>
          <table:table-cell table:style-name="ce13" table:number-columns-repeated="1022"/>
        </table:table-row>
        <table:table-row table:style-name="ro3">
          <table:table-cell table:style-name="ce14"/>
          <table:table-cell table:style-name="ce15" office:value-type="string">
            <text:p>Note: This sheet requires Obba 3.1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6" table:number-columns-spanned="10" table:number-rows-spanned="1"/>
          <table:covered-table-cell table:number-columns-repeated="9" table:style-name="ce16"/>
          <table:table-cell table:style-name="ce14" table:number-columns-repeated="1013"/>
        </table:table-row>
        <table:table-row table:style-name="ro3">
          <table:table-cell table:number-columns-repeated="10"/>
          <table:table-cell table:style-name="ce14"/>
          <table:table-cell table:number-columns-repeated="1013"/>
        </table:table-row>
        <table:table-row table:style-name="ro3">
          <table:table-cell/>
          <table:table-cell table:style-name="ce17" office:value-type="string">
            <text:p>Time Discretization</text:p>
          </table:table-cell>
          <table:table-cell table:style-name="ce17"/>
          <table:table-cell/>
          <table:table-cell table:style-name="ce17" office:value-type="string">
            <text:p>Java Class</text:p>
          </table:table-cell>
          <table:table-cell table:style-name="ce17"/>
          <table:table-cell table:number-columns-repeated="4"/>
          <table:table-cell table:style-name="ce14"/>
          <table:table-cell table:number-columns-repeated="1013"/>
        </table:table-row>
        <table:table-row table:style-name="ro3">
          <table:table-cell table:number-columns-repeated="9"/>
          <table:table-cell table:style-name="ce21"/>
          <table:table-cell table:style-name="ce14"/>
          <table:table-cell table:number-columns-repeated="1013"/>
        </table:table-row>
        <table:table-row table:style-name="ro3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</text:p>
          </table:table-cell>
          <table:table-cell table:style-name="ce18"/>
          <table:table-cell table:number-columns-repeated="4"/>
          <table:table-cell table:style-name="ce14"/>
          <table:table-cell table:number-columns-repeated="1013"/>
        </table:table-row>
        <table:table-row table:style-name="ro3">
          <table:table-cell/>
          <table:table-cell table:style-name="ce19" table:formula="of:=INFO.OBBA.OBBA.OBMAKE(&quot;td.start&quot;;&quot;double&quot;;[.C9])" office:value-type="string" office:string-value="td.start &#10;[1]">
            <text:p>td.start </text:p>
            <text:p>[1]</text:p>
          </table:table-cell>
          <table:table-cell table:style-name="ce21" office:value-type="float" office:value="0">
            <text:p>0</text:p>
          </table:table-cell>
          <table:table-cell/>
          <table:table-cell table:style-name="ce26"/>
          <table:table-cell table:style-name="ce19"/>
          <table:table-cell table:number-columns-repeated="4"/>
          <table:table-cell table:style-name="ce30"/>
          <table:table-cell table:number-columns-repeated="1013"/>
        </table:table-row>
        <table:table-row table:style-name="ro3">
          <table:table-cell/>
          <table:table-cell table:style-name="ce19" table:formula="of:=INFO.OBBA.OBBA.OBMAKE(&quot;td.num&quot;;&quot;int&quot;;[.C10])" office:value-type="string" office:string-value="td.num &#10;[2]">
            <text:p>td.num </text:p>
            <text:p>[2]</text:p>
          </table:table-cell>
          <table:table-cell table:style-name="ce22" office:value-type="float" office:value="5">
            <text:p>5</text:p>
          </table:table-cell>
          <table:table-cell/>
          <table:table-cell table:style-name="ce26" office:value-type="string">
            <text:p>Class Name: </text:p>
          </table:table-cell>
          <table:table-cell office:value-type="string">
            <text:p>net.finmath.montecarlo.assetderivativevaluation.products.BlackScholesDeltaHedgedPortfolio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/>
          <table:table-cell table:style-name="ce19" table:formula="of:=INFO.OBBA.OBBA.OBMAKE(&quot;td.step&quot;;&quot;double&quot;;[.C11])" office:value-type="string" office:string-value="td.step &#10;[3]">
            <text:p>td.step </text:p>
            <text:p>[3]</text:p>
          </table:table-cell>
          <table:table-cell table:style-name="ce21" table:formula="of:=[.F30]/[.C10]" office:value-type="float" office:value="0.4">
            <text:p>0,4</text:p>
          </table:table-cell>
          <table:table-cell/>
          <table:table-cell table:style-name="ce26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26" table:number-columns-repeated="2"/>
          <table:table-cell>
            <draw:frame table:end-cell-address="MonteCarloBlackScholes.K29" table:end-x="2.745cm" table:end-y="0.15cm" draw:z-index="0" draw:name="Diagramm 1" draw:style-name="gr1" draw:text-style-name="P1" svg:width="11.229cm" svg:height="7.001cm" svg:x="0.96cm" svg:y="0.23cm">
              <draw:object draw:notify-on-update-of-ranges="MonteCarloBlackScholes.D35:MonteCarloBlackScholes.D35 MonteCarloBlackScholes.D37:MonteCarloBlackScholes.D286 MonteCarloBlackScholes.B37:MonteCarloBlackScholes.B286 MonteCarloBlackScholes.C35:MonteCarloBlackScholes.C35 MonteCarloBlackScholes.C37:MonteCarloBlackScholes.C286 MonteCarloBlackScholes.B37:MonteCarloBlackScholes.B28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Object:</text:p>
          </table:table-cell>
          <table:table-cell table:number-columns-repeated="2"/>
          <table:table-cell table:style-name="ce26" table:number-columns-repeated="2"/>
          <table:table-cell table:number-columns-repeated="1018"/>
        </table:table-row>
        <table:table-row table:style-name="ro3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14]">
            <text:p>timeDiscretization </text:p>
            <text:p>[14]</text:p>
          </table:table-cell>
          <table:table-cell table:number-columns-repeated="2"/>
          <table:table-cell table:style-name="ce26" table:number-columns-repeated="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7" office:value-type="string">
            <text:p>Monte Carlo Black Scholes Model</text:p>
          </table:table-cell>
          <table:table-cell table:style-name="ce17"/>
          <table:table-cell/>
          <table:table-cell table:style-name="ce17" office:value-type="string">
            <text:p>Product (Hedge Portfolio)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19" table:formula="of:=[.B14]" office:value-type="string" office:string-value="timeDiscretization &#10;[14]">
            <text:p>timeDiscretization </text:p>
            <text:p>[14]</text:p>
          </table:table-cell>
          <table:table-cell table:number-columns-repeated="2"/>
          <table:table-cell table:style-name="ce19" table:formula="of:=INFO.OBBA.OBBA.OBMAKE(&quot;optionMaturity&quot;;&quot;double&quot;;[.F20])" office:value-type="string" office:string-value="optionMaturity &#10;[10]">
            <text:p>optionMaturity </text:p>
            <text:p>[10]</text:p>
          </table:table-cell>
          <table:table-cell table:style-name="ce23" office:value-type="float" office:value="2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INFO.OBBA.OBBA.OBMAKE(&quot;numberOfPaths&quot;;&quot;int&quot;;[.C21])" office:value-type="string" office:string-value="numberOfPaths &#10;[4]">
            <text:p>numberOfPaths </text:p>
            <text:p>[4]</text:p>
          </table:table-cell>
          <table:table-cell table:style-name="ce22" office:value-type="float" office:value="1000">
            <text:p>1000</text:p>
          </table:table-cell>
          <table:table-cell/>
          <table:table-cell table:style-name="ce19" table:formula="of:=INFO.OBBA.OBBA.OBMAKE(&quot;optionStrike&quot;;&quot;double&quot;;[.F21])" office:value-type="string" office:string-value="optionStrike &#10;[11]">
            <text:p>optionStrike </text:p>
            <text:p>[11]</text:p>
          </table:table-cell>
          <table:table-cell table:style-name="ce22" office:value-type="float" office:value="105">
            <text:p>105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INFO.OBBA.OBBA.OBMAKE(&quot;initialValue&quot;;&quot;double&quot;;[.C22])" office:value-type="string" office:string-value="initialValue &#10;[5]">
            <text:p>initialValue </text:p>
            <text:p>[5]</text:p>
          </table:table-cell>
          <table:table-cell table:style-name="ce23" office:value-type="float" office:value="101">
            <text:p>101</text:p>
          </table:table-cell>
          <table:table-cell/>
          <table:table-cell table:style-name="ce19" table:formula="of:=INFO.OBBA.OBBA.OBMAKE(&quot;riskFreeRateAssumed&quot;;&quot;double&quot;;[.F22])" office:value-type="string" office:string-value="riskFreeRateAssumed &#10;[12]">
            <text:p>riskFreeRateAssumed </text:p>
            <text:p>[12]</text:p>
          </table:table-cell>
          <table:table-cell table:style-name="ce24" office:value-type="percentage" office:value="0.05">
            <text:p>5%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INFO.OBBA.OBBA.OBMAKE(&quot;riskFreeRate&quot;;&quot;double&quot;;[.C23])" office:value-type="string" office:string-value="riskFreeRate &#10;[6]">
            <text:p>riskFreeRate </text:p>
            <text:p>[6]</text:p>
          </table:table-cell>
          <table:table-cell table:style-name="ce24" office:value-type="percentage" office:value="0.05">
            <text:p>5%</text:p>
          </table:table-cell>
          <table:table-cell/>
          <table:table-cell table:style-name="ce19" table:formula="of:=INFO.OBBA.OBBA.OBMAKE(&quot;volatilityAssumed&quot;;&quot;double&quot;;[.F23])" office:value-type="string" office:string-value="volatilityAssumed &#10;[13]">
            <text:p>volatilityAssumed </text:p>
            <text:p>[13]</text:p>
          </table:table-cell>
          <table:table-cell table:style-name="ce24" office:value-type="percentage" office:value="0.3">
            <text:p>30%</text:p>
          </table:table-cell>
          <table:table-cell table:number-columns-repeated="1018"/>
        </table:table-row>
        <table:table-row table:style-name="ro3">
          <table:table-cell/>
          <table:table-cell table:style-name="ce19" table:formula="of:=INFO.OBBA.OBBA.OBMAKE(&quot;volatility&quot;;&quot;double&quot;;[.C24])" office:value-type="string" office:string-value="volatility &#10;[7]">
            <text:p>volatility </text:p>
            <text:p>[7]</text:p>
          </table:table-cell>
          <table:table-cell table:style-name="ce24" office:value-type="percentage" office:value="0.3">
            <text:p>30%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3">
          <table:table-cell table:number-columns-repeated="4"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MAKE(&quot;product&quot;;obLibs&amp;[.F10];[.E20:.E23])" office:value-type="string" office:string-value="product &#10;[19]">
            <text:p>product </text:p>
            <text:p>[19]</text:p>
          </table:table-cell>
          <table:table-cell table:number-columns-repeated="1019"/>
        </table:table-row>
        <table:table-row table:style-name="ro3">
          <table:table-cell/>
          <table:table-cell table:style-name="ce19" table:formula="of:=INFO.OBBA.OBBA.OBMAKE(&quot;monteCarloBlackScholes&quot;;obLibs&amp;&quot;net.finmath.montecarlo.assetderivativevaluation.MonteCarloBlackScholesModel&quot;;[.B20:.B24])" office:value-type="string" office:string-value="monteCarloBlackScholes &#10;[15]">
            <text:p>monteCarloBlackScholes </text:p>
            <text:p>[15]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" office:value-type="string">
            <text:p>Evaluation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9" table:formula="of:=INFO.OBBA.OBBA.OBMAKE(&quot;evaluationTime&quot;;&quot;double&quot;;[.F30])" office:value-type="string" office:string-value="evaluationTime &#10;[9]">
            <text:p>evaluationTime </text:p>
            <text:p>[9]</text:p>
          </table:table-cell>
          <table:table-cell table:style-name="ce21" table:formula="of:=[.F20]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" office:value-type="string">
            <text:p>Result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27" office:value-type="string">
            <text:p>Analytic Value:</text:p>
          </table:table-cell>
          <table:table-cell table:style-name="ce29" table:formula="of:=INFO.OBBA.OBBA.OBGET(INFO.OBBA.OBBA.OBCALL(&quot;&quot;;obLibs&amp;&quot;net.finmath.functions.AnalyticFormulas&quot;;&quot;blackScholesOptionValue&quot;;[.B22];[.B23];[.B24];[.E20];[.E21]))" office:value-type="float" office:value="19.6284706861132">
            <text:p>19,62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replication</text:p>
          </table:table-cell>
          <table:table-cell office:value-type="string">
            <text:p>derivative payoff</text:p>
          </table:table-cell>
          <table:table-cell table:number-columns-repeated="1020"/>
        </table:table-row>
        <table:table-row table:style-name="ro3">
          <table:table-cell/>
          <table:table-cell table:formula="of:=INFO.OBBA.OBBA.OBCALL(&quot;underlyingValue&quot;;[.B27];&quot;getAssetValue&quot;;[.E30];INFO.OBBA.OBBA.OBMAKE(&quot;&quot;;&quot;int&quot;;0))" office:value-type="string" office:string-value="underlyingValue &#10;[17]">
            <text:p>underlyingValue </text:p>
            <text:p>[17]</text:p>
          </table:table-cell>
          <table:table-cell table:formula="of:=INFO.OBBA.OBBA.OBCALL(&quot;productValues&quot;;[.E26];&quot;getValue&quot;;[.E30];[.$B$27])" office:value-type="string" office:string-value="productValues &#10;[20]">
            <text:p>productValues </text:p>
            <text:p>[20]</text:p>
          </table:table-cell>
          <table:table-cell office:value-type="string">
            <text:p>payoff</text:p>
          </table:table-cell>
          <table:table-cell table:number-columns-repeated="1020"/>
        </table:table-row>
        <table:table-row table:style-name="ro3">
          <table:table-cell/>
          <table:table-cell table:style-name="ce20" table:number-matrix-columns-spanned="1" table:number-matrix-rows-spanned="250" table:formula="of:=TRANSPOSE(INFO.OBBA.OBBA.OBGET(INFO.OBBA.OBBA.OBCALL(&quot;&quot;;[.B36];&quot;getRealizations&quot;)))" office:value-type="float" office:value="100.054549695506">
            <text:p>100,1</text:p>
          </table:table-cell>
          <table:table-cell table:style-name="ce20" table:number-matrix-columns-spanned="1" table:number-matrix-rows-spanned="250" table:formula="of:=TRANSPOSE(INFO.OBBA.OBBA.OBGET(INFO.OBBA.OBBA.OBCALL(&quot;&quot;;[.C36];&quot;getRealizations&quot;)))" office:value-type="float" office:value="-1.11438027258421">
            <text:p>-1,1</text:p>
          </table:table-cell>
          <table:table-cell table:style-name="ce25" table:formula="of:=MAX([.B3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7.6081394024779">
            <text:p>57,6</text:p>
          </table:table-cell>
          <table:table-cell table:style-name="ce20" office:value-type="float" office:value="-0.179490630562432">
            <text:p>-0,2</text:p>
          </table:table-cell>
          <table:table-cell table:style-name="ce25" table:formula="of:=MAX([.B3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6.7261998876173">
            <text:p>66,7</text:p>
          </table:table-cell>
          <table:table-cell table:style-name="ce20" office:value-type="float" office:value="0.75875377887813">
            <text:p>0,8</text:p>
          </table:table-cell>
          <table:table-cell table:style-name="ce25" table:formula="of:=MAX([.B3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3.34478122195">
            <text:p>133,3</text:p>
          </table:table-cell>
          <table:table-cell table:style-name="ce20" office:value-type="float" office:value="29.8280512978161">
            <text:p>29,8</text:p>
          </table:table-cell>
          <table:table-cell table:style-name="ce25" table:formula="of:=MAX([.B40]-[.$F$21];0)" office:value-type="float" office:value="28.34478122195">
            <text:p>28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3.5359582949229">
            <text:p>83,5</text:p>
          </table:table-cell>
          <table:table-cell table:style-name="ce20" office:value-type="float" office:value="-9.68162793540021">
            <text:p>-9,7</text:p>
          </table:table-cell>
          <table:table-cell table:style-name="ce25" table:formula="of:=MAX([.B4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2.4321322250803">
            <text:p>92,4</text:p>
          </table:table-cell>
          <table:table-cell table:style-name="ce20" office:value-type="float" office:value="7.77677769478076">
            <text:p>7,8</text:p>
          </table:table-cell>
          <table:table-cell table:style-name="ce25" table:formula="of:=MAX([.B4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1322731606317">
            <text:p>85,1</text:p>
          </table:table-cell>
          <table:table-cell table:style-name="ce20" office:value-type="float" office:value="-4.55216935251667">
            <text:p>-4,6</text:p>
          </table:table-cell>
          <table:table-cell table:style-name="ce25" table:formula="of:=MAX([.B4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3677792975557">
            <text:p>69,4</text:p>
          </table:table-cell>
          <table:table-cell table:style-name="ce20" office:value-type="float" office:value="1.57638764186578">
            <text:p>1,6</text:p>
          </table:table-cell>
          <table:table-cell table:style-name="ce25" table:formula="of:=MAX([.B4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0.1318971159607">
            <text:p>70,1</text:p>
          </table:table-cell>
          <table:table-cell table:style-name="ce20" office:value-type="float" office:value="1.44182431258556">
            <text:p>1,4</text:p>
          </table:table-cell>
          <table:table-cell table:style-name="ce25" table:formula="of:=MAX([.B4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1.0209207951018">
            <text:p>51,0</text:p>
          </table:table-cell>
          <table:table-cell table:style-name="ce20" office:value-type="float" office:value="-3.30004813038897">
            <text:p>-3,3</text:p>
          </table:table-cell>
          <table:table-cell table:style-name="ce25" table:formula="of:=MAX([.B4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4.3144752509329">
            <text:p>84,3</text:p>
          </table:table-cell>
          <table:table-cell table:style-name="ce20" office:value-type="float" office:value="1.35229713700814">
            <text:p>1,4</text:p>
          </table:table-cell>
          <table:table-cell table:style-name="ce25" table:formula="of:=MAX([.B4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14.008705590192">
            <text:p>214,0</text:p>
          </table:table-cell>
          <table:table-cell table:style-name="ce20" office:value-type="float" office:value="107.070082041517">
            <text:p>107,1</text:p>
          </table:table-cell>
          <table:table-cell table:style-name="ce25" table:formula="of:=MAX([.B48]-[.$F$21];0)" office:value-type="float" office:value="109.008705590192">
            <text:p>109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1.84973601411">
            <text:p>121,8</text:p>
          </table:table-cell>
          <table:table-cell table:style-name="ce20" office:value-type="float" office:value="17.7318720714209">
            <text:p>17,7</text:p>
          </table:table-cell>
          <table:table-cell table:style-name="ce25" table:formula="of:=MAX([.B49]-[.$F$21];0)" office:value-type="float" office:value="16.8497360141102">
            <text:p>16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0.2761993812496">
            <text:p>70,3</text:p>
          </table:table-cell>
          <table:table-cell table:style-name="ce20" office:value-type="float" office:value="-5.00850940945631">
            <text:p>-5,0</text:p>
          </table:table-cell>
          <table:table-cell table:style-name="ce25" table:formula="of:=MAX([.B5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1.030569265881">
            <text:p>151,0</text:p>
          </table:table-cell>
          <table:table-cell table:style-name="ce20" office:value-type="float" office:value="49.9307590874078">
            <text:p>49,9</text:p>
          </table:table-cell>
          <table:table-cell table:style-name="ce25" table:formula="of:=MAX([.B51]-[.$F$21];0)" office:value-type="float" office:value="46.0305692658809">
            <text:p>46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1.1451109488582">
            <text:p>91,1</text:p>
          </table:table-cell>
          <table:table-cell table:style-name="ce20" office:value-type="float" office:value="5.36605528462027">
            <text:p>5,4</text:p>
          </table:table-cell>
          <table:table-cell table:style-name="ce25" table:formula="of:=MAX([.B5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1329163879029">
            <text:p>85,1</text:p>
          </table:table-cell>
          <table:table-cell table:style-name="ce20" office:value-type="float" office:value="0.586036584299112">
            <text:p>0,6</text:p>
          </table:table-cell>
          <table:table-cell table:style-name="ce25" table:formula="of:=MAX([.B5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65.73472282882">
            <text:p>265,7</text:p>
          </table:table-cell>
          <table:table-cell table:style-name="ce20" office:value-type="float" office:value="154.152784016889">
            <text:p>154,2</text:p>
          </table:table-cell>
          <table:table-cell table:style-name="ce25" table:formula="of:=MAX([.B54]-[.$F$21];0)" office:value-type="float" office:value="160.73472282882">
            <text:p>160,7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0.94662410815">
            <text:p>120,9</text:p>
          </table:table-cell>
          <table:table-cell table:style-name="ce20" office:value-type="float" office:value="14.8659631226861">
            <text:p>14,9</text:p>
          </table:table-cell>
          <table:table-cell table:style-name="ce25" table:formula="of:=MAX([.B55]-[.$F$21];0)" office:value-type="float" office:value="15.9466241081503">
            <text:p>15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1798239714883">
            <text:p>85,2</text:p>
          </table:table-cell>
          <table:table-cell table:style-name="ce20" office:value-type="float" office:value="-1.44500275890108">
            <text:p>-1,4</text:p>
          </table:table-cell>
          <table:table-cell table:style-name="ce25" table:formula="of:=MAX([.B5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76.182297431548">
            <text:p>176,2</text:p>
          </table:table-cell>
          <table:table-cell table:style-name="ce20" office:value-type="float" office:value="72.1887900017481">
            <text:p>72,2</text:p>
          </table:table-cell>
          <table:table-cell table:style-name="ce25" table:formula="of:=MAX([.B57]-[.$F$21];0)" office:value-type="float" office:value="71.1822974315479">
            <text:p>71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4.9801396926728">
            <text:p>55,0</text:p>
          </table:table-cell>
          <table:table-cell table:style-name="ce20" office:value-type="float" office:value="-1.73060686925536">
            <text:p>-1,7</text:p>
          </table:table-cell>
          <table:table-cell table:style-name="ce25" table:formula="of:=MAX([.B5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7.862250415564">
            <text:p>137,9</text:p>
          </table:table-cell>
          <table:table-cell table:style-name="ce20" office:value-type="float" office:value="37.078506097486">
            <text:p>37,1</text:p>
          </table:table-cell>
          <table:table-cell table:style-name="ce25" table:formula="of:=MAX([.B59]-[.$F$21];0)" office:value-type="float" office:value="32.8622504155645">
            <text:p>32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3.9670176848462">
            <text:p>64,0</text:p>
          </table:table-cell>
          <table:table-cell table:style-name="ce20" office:value-type="float" office:value="-1.30485019754616">
            <text:p>-1,3</text:p>
          </table:table-cell>
          <table:table-cell table:style-name="ce25" table:formula="of:=MAX([.B6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6.3056040490934">
            <text:p>86,3</text:p>
          </table:table-cell>
          <table:table-cell table:style-name="ce20" office:value-type="float" office:value="-12.899380597542">
            <text:p>-12,9</text:p>
          </table:table-cell>
          <table:table-cell table:style-name="ce25" table:formula="of:=MAX([.B6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5.3971167548399">
            <text:p>45,4</text:p>
          </table:table-cell>
          <table:table-cell table:style-name="ce20" office:value-type="float" office:value="-0.502562336063431">
            <text:p>-0,5</text:p>
          </table:table-cell>
          <table:table-cell table:style-name="ce25" table:formula="of:=MAX([.B6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2.637266887121">
            <text:p>112,6</text:p>
          </table:table-cell>
          <table:table-cell table:style-name="ce20" office:value-type="float" office:value="9.6715743701095">
            <text:p>9,7</text:p>
          </table:table-cell>
          <table:table-cell table:style-name="ce25" table:formula="of:=MAX([.B63]-[.$F$21];0)" office:value-type="float" office:value="7.63726688712109">
            <text:p>7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1.308002810645">
            <text:p>101,3</text:p>
          </table:table-cell>
          <table:table-cell table:style-name="ce20" office:value-type="float" office:value="6.01450264894857">
            <text:p>6,0</text:p>
          </table:table-cell>
          <table:table-cell table:style-name="ce25" table:formula="of:=MAX([.B6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0.2858179932741">
            <text:p>70,3</text:p>
          </table:table-cell>
          <table:table-cell table:style-name="ce20" office:value-type="float" office:value="-7.7034057897503">
            <text:p>-7,7</text:p>
          </table:table-cell>
          <table:table-cell table:style-name="ce25" table:formula="of:=MAX([.B6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1.9662695352946">
            <text:p>72,0</text:p>
          </table:table-cell>
          <table:table-cell table:style-name="ce20" office:value-type="float" office:value="-1.72699888677644">
            <text:p>-1,7</text:p>
          </table:table-cell>
          <table:table-cell table:style-name="ce25" table:formula="of:=MAX([.B6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4.179942599894">
            <text:p>104,2</text:p>
          </table:table-cell>
          <table:table-cell table:style-name="ce20" office:value-type="float" office:value="0.956227179440097">
            <text:p>1,0</text:p>
          </table:table-cell>
          <table:table-cell table:style-name="ce25" table:formula="of:=MAX([.B6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0.45672638625">
            <text:p>140,5</text:p>
          </table:table-cell>
          <table:table-cell table:style-name="ce20" office:value-type="float" office:value="38.8329867866483">
            <text:p>38,8</text:p>
          </table:table-cell>
          <table:table-cell table:style-name="ce25" table:formula="of:=MAX([.B68]-[.$F$21];0)" office:value-type="float" office:value="35.4567263862501">
            <text:p>35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6.7669749288073">
            <text:p>96,8</text:p>
          </table:table-cell>
          <table:table-cell table:style-name="ce20" office:value-type="float" office:value="5.41027187054162">
            <text:p>5,4</text:p>
          </table:table-cell>
          <table:table-cell table:style-name="ce25" table:formula="of:=MAX([.B6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7.302902416146">
            <text:p>147,3</text:p>
          </table:table-cell>
          <table:table-cell table:style-name="ce20" office:value-type="float" office:value="45.1795438349781">
            <text:p>45,2</text:p>
          </table:table-cell>
          <table:table-cell table:style-name="ce25" table:formula="of:=MAX([.B70]-[.$F$21];0)" office:value-type="float" office:value="42.3029024161459">
            <text:p>42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0.983181516635">
            <text:p>151,0</text:p>
          </table:table-cell>
          <table:table-cell table:style-name="ce20" office:value-type="float" office:value="31.3129236481828">
            <text:p>31,3</text:p>
          </table:table-cell>
          <table:table-cell table:style-name="ce25" table:formula="of:=MAX([.B71]-[.$F$21];0)" office:value-type="float" office:value="45.9831815166349">
            <text:p>46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7.691480153296">
            <text:p>147,7</text:p>
          </table:table-cell>
          <table:table-cell table:style-name="ce20" office:value-type="float" office:value="47.3851014708267">
            <text:p>47,4</text:p>
          </table:table-cell>
          <table:table-cell table:style-name="ce25" table:formula="of:=MAX([.B72]-[.$F$21];0)" office:value-type="float" office:value="42.6914801532961">
            <text:p>42,7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0.152271104728">
            <text:p>110,2</text:p>
          </table:table-cell>
          <table:table-cell table:style-name="ce20" office:value-type="float" office:value="15.2271333998097">
            <text:p>15,2</text:p>
          </table:table-cell>
          <table:table-cell table:style-name="ce25" table:formula="of:=MAX([.B73]-[.$F$21];0)" office:value-type="float" office:value="5.1522711047275">
            <text:p>5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3.547843819877">
            <text:p>103,5</text:p>
          </table:table-cell>
          <table:table-cell table:style-name="ce20" office:value-type="float" office:value="6.7697921559546">
            <text:p>6,8</text:p>
          </table:table-cell>
          <table:table-cell table:style-name="ce25" table:formula="of:=MAX([.B7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0.20210832277">
            <text:p>120,2</text:p>
          </table:table-cell>
          <table:table-cell table:style-name="ce20" office:value-type="float" office:value="20.510964195043">
            <text:p>20,5</text:p>
          </table:table-cell>
          <table:table-cell table:style-name="ce25" table:formula="of:=MAX([.B75]-[.$F$21];0)" office:value-type="float" office:value="15.2021083227695">
            <text:p>15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9.287704776185">
            <text:p>109,3</text:p>
          </table:table-cell>
          <table:table-cell table:style-name="ce20" office:value-type="float" office:value="9.80804315760025">
            <text:p>9,8</text:p>
          </table:table-cell>
          <table:table-cell table:style-name="ce25" table:formula="of:=MAX([.B76]-[.$F$21];0)" office:value-type="float" office:value="4.28770477618451">
            <text:p>4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9.4707853964375">
            <text:p>29,5</text:p>
          </table:table-cell>
          <table:table-cell table:style-name="ce20" office:value-type="float" office:value="-3.99264223406343">
            <text:p>-4,0</text:p>
          </table:table-cell>
          <table:table-cell table:style-name="ce25" table:formula="of:=MAX([.B7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4.124968406161">
            <text:p>104,1</text:p>
          </table:table-cell>
          <table:table-cell table:style-name="ce20" office:value-type="float" office:value="11.9604782560573">
            <text:p>12,0</text:p>
          </table:table-cell>
          <table:table-cell table:style-name="ce25" table:formula="of:=MAX([.B7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1.429983852981">
            <text:p>121,4</text:p>
          </table:table-cell>
          <table:table-cell table:style-name="ce20" office:value-type="float" office:value="23.321358931083">
            <text:p>23,3</text:p>
          </table:table-cell>
          <table:table-cell table:style-name="ce25" table:formula="of:=MAX([.B79]-[.$F$21];0)" office:value-type="float" office:value="16.4299838529812">
            <text:p>16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6.069134442016">
            <text:p>116,1</text:p>
          </table:table-cell>
          <table:table-cell table:style-name="ce20" office:value-type="float" office:value="13.5173149344982">
            <text:p>13,5</text:p>
          </table:table-cell>
          <table:table-cell table:style-name="ce25" table:formula="of:=MAX([.B80]-[.$F$21];0)" office:value-type="float" office:value="11.0691344420157">
            <text:p>11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2.051247465603">
            <text:p>132,1</text:p>
          </table:table-cell>
          <table:table-cell table:style-name="ce20" office:value-type="float" office:value="19.1033723228188">
            <text:p>19,1</text:p>
          </table:table-cell>
          <table:table-cell table:style-name="ce25" table:formula="of:=MAX([.B81]-[.$F$21];0)" office:value-type="float" office:value="27.051247465603">
            <text:p>27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9.1496675964609">
            <text:p>49,1</text:p>
          </table:table-cell>
          <table:table-cell table:style-name="ce20" office:value-type="float" office:value="-0.478567289328173">
            <text:p>-0,5</text:p>
          </table:table-cell>
          <table:table-cell table:style-name="ce25" table:formula="of:=MAX([.B8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9.608112934993">
            <text:p>119,6</text:p>
          </table:table-cell>
          <table:table-cell table:style-name="ce20" office:value-type="float" office:value="11.8251164633078">
            <text:p>11,8</text:p>
          </table:table-cell>
          <table:table-cell table:style-name="ce25" table:formula="of:=MAX([.B83]-[.$F$21];0)" office:value-type="float" office:value="14.6081129349934">
            <text:p>14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2.4772100045656">
            <text:p>52,5</text:p>
          </table:table-cell>
          <table:table-cell table:style-name="ce20" office:value-type="float" office:value="-4.25442548322678">
            <text:p>-4,3</text:p>
          </table:table-cell>
          <table:table-cell table:style-name="ce25" table:formula="of:=MAX([.B8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2.0355309926613">
            <text:p>62,0</text:p>
          </table:table-cell>
          <table:table-cell table:style-name="ce20" office:value-type="float" office:value="-12.5647029215086">
            <text:p>-12,6</text:p>
          </table:table-cell>
          <table:table-cell table:style-name="ce25" table:formula="of:=MAX([.B8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4.4408752237423">
            <text:p>54,4</text:p>
          </table:table-cell>
          <table:table-cell table:style-name="ce20" office:value-type="float" office:value="-2.28790387724612">
            <text:p>-2,3</text:p>
          </table:table-cell>
          <table:table-cell table:style-name="ce25" table:formula="of:=MAX([.B8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99.393931369682">
            <text:p>199,4</text:p>
          </table:table-cell>
          <table:table-cell table:style-name="ce20" office:value-type="float" office:value="88.3369950572622">
            <text:p>88,3</text:p>
          </table:table-cell>
          <table:table-cell table:style-name="ce25" table:formula="of:=MAX([.B87]-[.$F$21];0)" office:value-type="float" office:value="94.3939313696825">
            <text:p>94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0.2488729004142">
            <text:p>90,2</text:p>
          </table:table-cell>
          <table:table-cell table:style-name="ce20" office:value-type="float" office:value="1.25599388856678">
            <text:p>1,3</text:p>
          </table:table-cell>
          <table:table-cell table:style-name="ce25" table:formula="of:=MAX([.B8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3.6796125249807">
            <text:p>93,7</text:p>
          </table:table-cell>
          <table:table-cell table:style-name="ce20" office:value-type="float" office:value="9.70440737078867">
            <text:p>9,7</text:p>
          </table:table-cell>
          <table:table-cell table:style-name="ce25" table:formula="of:=MAX([.B8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8.569223293626">
            <text:p>108,6</text:p>
          </table:table-cell>
          <table:table-cell table:style-name="ce20" office:value-type="float" office:value="6.63199651206907">
            <text:p>6,6</text:p>
          </table:table-cell>
          <table:table-cell table:style-name="ce25" table:formula="of:=MAX([.B90]-[.$F$21];0)" office:value-type="float" office:value="3.5692232936259">
            <text:p>3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0186475085802">
            <text:p>69,0</text:p>
          </table:table-cell>
          <table:table-cell table:style-name="ce20" office:value-type="float" office:value="-12.3536470994143">
            <text:p>-12,4</text:p>
          </table:table-cell>
          <table:table-cell table:style-name="ce25" table:formula="of:=MAX([.B9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7.4722260318318">
            <text:p>57,5</text:p>
          </table:table-cell>
          <table:table-cell table:style-name="ce20" office:value-type="float" office:value="1.00519680087822">
            <text:p>1,0</text:p>
          </table:table-cell>
          <table:table-cell table:style-name="ce25" table:formula="of:=MAX([.B9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9.828217130931">
            <text:p>149,8</text:p>
          </table:table-cell>
          <table:table-cell table:style-name="ce20" office:value-type="float" office:value="41.3141344095898">
            <text:p>41,3</text:p>
          </table:table-cell>
          <table:table-cell table:style-name="ce25" table:formula="of:=MAX([.B93]-[.$F$21];0)" office:value-type="float" office:value="44.8282171309307">
            <text:p>44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1.1829226978942">
            <text:p>81,2</text:p>
          </table:table-cell>
          <table:table-cell table:style-name="ce20" office:value-type="float" office:value="4.89231277036724">
            <text:p>4,9</text:p>
          </table:table-cell>
          <table:table-cell table:style-name="ce25" table:formula="of:=MAX([.B9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2.622141882348">
            <text:p>102,6</text:p>
          </table:table-cell>
          <table:table-cell table:style-name="ce20" office:value-type="float" office:value="8.98544363050797">
            <text:p>9,0</text:p>
          </table:table-cell>
          <table:table-cell table:style-name="ce25" table:formula="of:=MAX([.B9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8.039438428583">
            <text:p>88,0</text:p>
          </table:table-cell>
          <table:table-cell table:style-name="ce20" office:value-type="float" office:value="7.70409185457088">
            <text:p>7,7</text:p>
          </table:table-cell>
          <table:table-cell table:style-name="ce25" table:formula="of:=MAX([.B9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4.9157071303387">
            <text:p>74,9</text:p>
          </table:table-cell>
          <table:table-cell table:style-name="ce20" office:value-type="float" office:value="-3.38475223438378">
            <text:p>-3,4</text:p>
          </table:table-cell>
          <table:table-cell table:style-name="ce25" table:formula="of:=MAX([.B9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7.285222832327">
            <text:p>127,3</text:p>
          </table:table-cell>
          <table:table-cell table:style-name="ce20" office:value-type="float" office:value="10.9834746083666">
            <text:p>11,0</text:p>
          </table:table-cell>
          <table:table-cell table:style-name="ce25" table:formula="of:=MAX([.B98]-[.$F$21];0)" office:value-type="float" office:value="22.2852228323267">
            <text:p>22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1.5259123514312">
            <text:p>81,5</text:p>
          </table:table-cell>
          <table:table-cell table:style-name="ce20" office:value-type="float" office:value="-6.67693958305063">
            <text:p>-6,7</text:p>
          </table:table-cell>
          <table:table-cell table:style-name="ce25" table:formula="of:=MAX([.B9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9439570336628">
            <text:p>69,9</text:p>
          </table:table-cell>
          <table:table-cell table:style-name="ce20" office:value-type="float" office:value="-7.81759400434143">
            <text:p>-7,8</text:p>
          </table:table-cell>
          <table:table-cell table:style-name="ce25" table:formula="of:=MAX([.B10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9.169898738943">
            <text:p>119,2</text:p>
          </table:table-cell>
          <table:table-cell table:style-name="ce20" office:value-type="float" office:value="11.8506056201189">
            <text:p>11,9</text:p>
          </table:table-cell>
          <table:table-cell table:style-name="ce25" table:formula="of:=MAX([.B101]-[.$F$21];0)" office:value-type="float" office:value="14.1698987389427">
            <text:p>14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3.772358530527">
            <text:p>113,8</text:p>
          </table:table-cell>
          <table:table-cell table:style-name="ce20" office:value-type="float" office:value="7.29188010363895">
            <text:p>7,3</text:p>
          </table:table-cell>
          <table:table-cell table:style-name="ce25" table:formula="of:=MAX([.B102]-[.$F$21];0)" office:value-type="float" office:value="8.77235853052724">
            <text:p>8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2.957831757581">
            <text:p>123,0</text:p>
          </table:table-cell>
          <table:table-cell table:style-name="ce20" office:value-type="float" office:value="22.5374222047513">
            <text:p>22,5</text:p>
          </table:table-cell>
          <table:table-cell table:style-name="ce25" table:formula="of:=MAX([.B103]-[.$F$21];0)" office:value-type="float" office:value="17.9578317575806">
            <text:p>18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9.882381291765">
            <text:p>119,9</text:p>
          </table:table-cell>
          <table:table-cell table:style-name="ce20" office:value-type="float" office:value="15.9097719783378">
            <text:p>15,9</text:p>
          </table:table-cell>
          <table:table-cell table:style-name="ce25" table:formula="of:=MAX([.B104]-[.$F$21];0)" office:value-type="float" office:value="14.8823812917653">
            <text:p>14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2.5673764019425">
            <text:p>52,6</text:p>
          </table:table-cell>
          <table:table-cell table:style-name="ce20" office:value-type="float" office:value="-2.82682904217436">
            <text:p>-2,8</text:p>
          </table:table-cell>
          <table:table-cell table:style-name="ce25" table:formula="of:=MAX([.B10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3.378371792314">
            <text:p>113,4</text:p>
          </table:table-cell>
          <table:table-cell table:style-name="ce20" office:value-type="float" office:value="20.6601597112434">
            <text:p>20,7</text:p>
          </table:table-cell>
          <table:table-cell table:style-name="ce25" table:formula="of:=MAX([.B106]-[.$F$21];0)" office:value-type="float" office:value="8.37837179231417">
            <text:p>8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351.822125529739">
            <text:p>351,8</text:p>
          </table:table-cell>
          <table:table-cell table:style-name="ce20" office:value-type="float" office:value="239.642567474411">
            <text:p>239,6</text:p>
          </table:table-cell>
          <table:table-cell table:style-name="ce25" table:formula="of:=MAX([.B107]-[.$F$21];0)" office:value-type="float" office:value="246.822125529739">
            <text:p>246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6.9879843891159">
            <text:p>57,0</text:p>
          </table:table-cell>
          <table:table-cell table:style-name="ce20" office:value-type="float" office:value="-2.15803272978578">
            <text:p>-2,2</text:p>
          </table:table-cell>
          <table:table-cell table:style-name="ce25" table:formula="of:=MAX([.B10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5.144427268031">
            <text:p>115,1</text:p>
          </table:table-cell>
          <table:table-cell table:style-name="ce20" office:value-type="float" office:value="19.5746653215069">
            <text:p>19,6</text:p>
          </table:table-cell>
          <table:table-cell table:style-name="ce25" table:formula="of:=MAX([.B109]-[.$F$21];0)" office:value-type="float" office:value="10.1444272680309">
            <text:p>10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2.7349556212167">
            <text:p>72,7</text:p>
          </table:table-cell>
          <table:table-cell table:style-name="ce20" office:value-type="float" office:value="-10.7944090216823">
            <text:p>-10,8</text:p>
          </table:table-cell>
          <table:table-cell table:style-name="ce25" table:formula="of:=MAX([.B11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3.3501414490092">
            <text:p>93,4</text:p>
          </table:table-cell>
          <table:table-cell table:style-name="ce20" office:value-type="float" office:value="1.5621217935059">
            <text:p>1,6</text:p>
          </table:table-cell>
          <table:table-cell table:style-name="ce25" table:formula="of:=MAX([.B11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6149747521898">
            <text:p>85,6</text:p>
          </table:table-cell>
          <table:table-cell table:style-name="ce20" office:value-type="float" office:value="-8.67197302229287">
            <text:p>-8,7</text:p>
          </table:table-cell>
          <table:table-cell table:style-name="ce25" table:formula="of:=MAX([.B11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79.840872440445">
            <text:p>179,8</text:p>
          </table:table-cell>
          <table:table-cell table:style-name="ce20" office:value-type="float" office:value="61.0004555444213">
            <text:p>61,0</text:p>
          </table:table-cell>
          <table:table-cell table:style-name="ce25" table:formula="of:=MAX([.B113]-[.$F$21];0)" office:value-type="float" office:value="74.8408724404447">
            <text:p>74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7.778682563451">
            <text:p>97,8</text:p>
          </table:table-cell>
          <table:table-cell table:style-name="ce20" office:value-type="float" office:value="12.2597588999555">
            <text:p>12,3</text:p>
          </table:table-cell>
          <table:table-cell table:style-name="ce25" table:formula="of:=MAX([.B11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3.704222700231">
            <text:p>113,7</text:p>
          </table:table-cell>
          <table:table-cell table:style-name="ce20" office:value-type="float" office:value="10.4253045936524">
            <text:p>10,4</text:p>
          </table:table-cell>
          <table:table-cell table:style-name="ce25" table:formula="of:=MAX([.B115]-[.$F$21];0)" office:value-type="float" office:value="8.70422270023148">
            <text:p>8,7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0.523526637053">
            <text:p>60,5</text:p>
          </table:table-cell>
          <table:table-cell table:style-name="ce20" office:value-type="float" office:value="0.640516601924293">
            <text:p>0,6</text:p>
          </table:table-cell>
          <table:table-cell table:style-name="ce25" table:formula="of:=MAX([.B11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2.969263612344">
            <text:p>113,0</text:p>
          </table:table-cell>
          <table:table-cell table:style-name="ce20" office:value-type="float" office:value="4.30858317502419">
            <text:p>4,3</text:p>
          </table:table-cell>
          <table:table-cell table:style-name="ce25" table:formula="of:=MAX([.B117]-[.$F$21];0)" office:value-type="float" office:value="7.96926361234389">
            <text:p>8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5.1883864338134">
            <text:p>55,2</text:p>
          </table:table-cell>
          <table:table-cell table:style-name="ce20" office:value-type="float" office:value="0.752147557206948">
            <text:p>0,8</text:p>
          </table:table-cell>
          <table:table-cell table:style-name="ce25" table:formula="of:=MAX([.B11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1.9444379569524">
            <text:p>61,9</text:p>
          </table:table-cell>
          <table:table-cell table:style-name="ce20" office:value-type="float" office:value="-12.545433434837">
            <text:p>-12,5</text:p>
          </table:table-cell>
          <table:table-cell table:style-name="ce25" table:formula="of:=MAX([.B11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0.376029908684">
            <text:p>100,4</text:p>
          </table:table-cell>
          <table:table-cell table:style-name="ce20" office:value-type="float" office:value="9.45410840043329">
            <text:p>9,5</text:p>
          </table:table-cell>
          <table:table-cell table:style-name="ce25" table:formula="of:=MAX([.B12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3190926650433">
            <text:p>85,3</text:p>
          </table:table-cell>
          <table:table-cell table:style-name="ce20" office:value-type="float" office:value="4.43968167083606">
            <text:p>4,4</text:p>
          </table:table-cell>
          <table:table-cell table:style-name="ce25" table:formula="of:=MAX([.B12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8.466877315891">
            <text:p>158,5</text:p>
          </table:table-cell>
          <table:table-cell table:style-name="ce20" office:value-type="float" office:value="54.3079810331312">
            <text:p>54,3</text:p>
          </table:table-cell>
          <table:table-cell table:style-name="ce25" table:formula="of:=MAX([.B122]-[.$F$21];0)" office:value-type="float" office:value="53.4668773158909">
            <text:p>53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40.297675059321">
            <text:p>240,3</text:p>
          </table:table-cell>
          <table:table-cell table:style-name="ce20" office:value-type="float" office:value="129.805306943704">
            <text:p>129,8</text:p>
          </table:table-cell>
          <table:table-cell table:style-name="ce25" table:formula="of:=MAX([.B123]-[.$F$21];0)" office:value-type="float" office:value="135.297675059321">
            <text:p>135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2.2295947388893">
            <text:p>82,2</text:p>
          </table:table-cell>
          <table:table-cell table:style-name="ce20" office:value-type="float" office:value="2.26750617453925">
            <text:p>2,3</text:p>
          </table:table-cell>
          <table:table-cell table:style-name="ce25" table:formula="of:=MAX([.B12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70.358557555689">
            <text:p>270,4</text:p>
          </table:table-cell>
          <table:table-cell table:style-name="ce20" office:value-type="float" office:value="156.281900547453">
            <text:p>156,3</text:p>
          </table:table-cell>
          <table:table-cell table:style-name="ce25" table:formula="of:=MAX([.B125]-[.$F$21];0)" office:value-type="float" office:value="165.358557555689">
            <text:p>165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3.1805728556062">
            <text:p>83,2</text:p>
          </table:table-cell>
          <table:table-cell table:style-name="ce20" office:value-type="float" office:value="4.46020413379699">
            <text:p>4,5</text:p>
          </table:table-cell>
          <table:table-cell table:style-name="ce25" table:formula="of:=MAX([.B12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1.1352829243738">
            <text:p>91,1</text:p>
          </table:table-cell>
          <table:table-cell table:style-name="ce20" office:value-type="float" office:value="3.9338057311772">
            <text:p>3,9</text:p>
          </table:table-cell>
          <table:table-cell table:style-name="ce25" table:formula="of:=MAX([.B12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5.8784967391077">
            <text:p>55,9</text:p>
          </table:table-cell>
          <table:table-cell table:style-name="ce20" office:value-type="float" office:value="-4.09636667115929">
            <text:p>-4,1</text:p>
          </table:table-cell>
          <table:table-cell table:style-name="ce25" table:formula="of:=MAX([.B12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82.373528286222">
            <text:p>182,4</text:p>
          </table:table-cell>
          <table:table-cell table:style-name="ce20" office:value-type="float" office:value="53.0994106079172">
            <text:p>53,1</text:p>
          </table:table-cell>
          <table:table-cell table:style-name="ce25" table:formula="of:=MAX([.B129]-[.$F$21];0)" office:value-type="float" office:value="77.3735282862223">
            <text:p>77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3.3716518039059">
            <text:p>63,4</text:p>
          </table:table-cell>
          <table:table-cell table:style-name="ce20" office:value-type="float" office:value="2.29736750398747">
            <text:p>2,3</text:p>
          </table:table-cell>
          <table:table-cell table:style-name="ce25" table:formula="of:=MAX([.B13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7.867336664452">
            <text:p>107,9</text:p>
          </table:table-cell>
          <table:table-cell table:style-name="ce20" office:value-type="float" office:value="15.915932504868">
            <text:p>15,9</text:p>
          </table:table-cell>
          <table:table-cell table:style-name="ce25" table:formula="of:=MAX([.B131]-[.$F$21];0)" office:value-type="float" office:value="2.8673366644521">
            <text:p>2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6.5241618481759">
            <text:p>96,5</text:p>
          </table:table-cell>
          <table:table-cell table:style-name="ce20" office:value-type="float" office:value="7.47373846927166">
            <text:p>7,5</text:p>
          </table:table-cell>
          <table:table-cell table:style-name="ce25" table:formula="of:=MAX([.B13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7.6286058833545">
            <text:p>47,6</text:p>
          </table:table-cell>
          <table:table-cell table:style-name="ce20" office:value-type="float" office:value="0.0335807378795572">
            <text:p>0,0</text:p>
          </table:table-cell>
          <table:table-cell table:style-name="ce25" table:formula="of:=MAX([.B13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4.910629584547">
            <text:p>104,9</text:p>
          </table:table-cell>
          <table:table-cell table:style-name="ce20" office:value-type="float" office:value="8.56758995613968">
            <text:p>8,6</text:p>
          </table:table-cell>
          <table:table-cell table:style-name="ce25" table:formula="of:=MAX([.B13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0.724760005638">
            <text:p>140,7</text:p>
          </table:table-cell>
          <table:table-cell table:style-name="ce20" office:value-type="float" office:value="38.4465626002314">
            <text:p>38,4</text:p>
          </table:table-cell>
          <table:table-cell table:style-name="ce25" table:formula="of:=MAX([.B135]-[.$F$21];0)" office:value-type="float" office:value="35.724760005638">
            <text:p>35,7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5.9114352744901">
            <text:p>45,9</text:p>
          </table:table-cell>
          <table:table-cell table:style-name="ce20" office:value-type="float" office:value="0.699560514760351">
            <text:p>0,7</text:p>
          </table:table-cell>
          <table:table-cell table:style-name="ce25" table:formula="of:=MAX([.B13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1.4629152564033">
            <text:p>91,5</text:p>
          </table:table-cell>
          <table:table-cell table:style-name="ce20" office:value-type="float" office:value="2.31076249661058">
            <text:p>2,3</text:p>
          </table:table-cell>
          <table:table-cell table:style-name="ce25" table:formula="of:=MAX([.B13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47.468406735824">
            <text:p>247,5</text:p>
          </table:table-cell>
          <table:table-cell table:style-name="ce20" office:value-type="float" office:value="136.138163374971">
            <text:p>136,1</text:p>
          </table:table-cell>
          <table:table-cell table:style-name="ce25" table:formula="of:=MAX([.B138]-[.$F$21];0)" office:value-type="float" office:value="142.468406735824">
            <text:p>142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1.166525881689">
            <text:p>121,2</text:p>
          </table:table-cell>
          <table:table-cell table:style-name="ce20" office:value-type="float" office:value="20.4635693753638">
            <text:p>20,5</text:p>
          </table:table-cell>
          <table:table-cell table:style-name="ce25" table:formula="of:=MAX([.B139]-[.$F$21];0)" office:value-type="float" office:value="16.1665258816891">
            <text:p>16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6.7323837358691">
            <text:p>56,7</text:p>
          </table:table-cell>
          <table:table-cell table:style-name="ce20" office:value-type="float" office:value="-0.666449468713592">
            <text:p>-0,7</text:p>
          </table:table-cell>
          <table:table-cell table:style-name="ce25" table:formula="of:=MAX([.B14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2.758900003916">
            <text:p>122,8</text:p>
          </table:table-cell>
          <table:table-cell table:style-name="ce20" office:value-type="float" office:value="18.6989002684673">
            <text:p>18,7</text:p>
          </table:table-cell>
          <table:table-cell table:style-name="ce25" table:formula="of:=MAX([.B141]-[.$F$21];0)" office:value-type="float" office:value="17.7589000039156">
            <text:p>17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3.958474842824">
            <text:p>94,0</text:p>
          </table:table-cell>
          <table:table-cell table:style-name="ce20" office:value-type="float" office:value="1.19887509676002">
            <text:p>1,2</text:p>
          </table:table-cell>
          <table:table-cell table:style-name="ce25" table:formula="of:=MAX([.B14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49.204949030297">
            <text:p>249,2</text:p>
          </table:table-cell>
          <table:table-cell table:style-name="ce20" office:value-type="float" office:value="130.93767369634">
            <text:p>130,9</text:p>
          </table:table-cell>
          <table:table-cell table:style-name="ce25" table:formula="of:=MAX([.B143]-[.$F$21];0)" office:value-type="float" office:value="144.204949030297">
            <text:p>144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2.456003557932">
            <text:p>122,5</text:p>
          </table:table-cell>
          <table:table-cell table:style-name="ce20" office:value-type="float" office:value="20.0958619093318">
            <text:p>20,1</text:p>
          </table:table-cell>
          <table:table-cell table:style-name="ce25" table:formula="of:=MAX([.B144]-[.$F$21];0)" office:value-type="float" office:value="17.4560035579324">
            <text:p>17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7.5260837781977">
            <text:p>77,5</text:p>
          </table:table-cell>
          <table:table-cell table:style-name="ce20" office:value-type="float" office:value="-4.95304134193449">
            <text:p>-5,0</text:p>
          </table:table-cell>
          <table:table-cell table:style-name="ce25" table:formula="of:=MAX([.B14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5.7590921479678">
            <text:p>65,8</text:p>
          </table:table-cell>
          <table:table-cell table:style-name="ce20" office:value-type="float" office:value="2.36785933866451">
            <text:p>2,4</text:p>
          </table:table-cell>
          <table:table-cell table:style-name="ce25" table:formula="of:=MAX([.B14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6.8429136627904">
            <text:p>86,8</text:p>
          </table:table-cell>
          <table:table-cell table:style-name="ce20" office:value-type="float" office:value="-0.187216791584675">
            <text:p>-0,2</text:p>
          </table:table-cell>
          <table:table-cell table:style-name="ce25" table:formula="of:=MAX([.B14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2.762142894394">
            <text:p>112,8</text:p>
          </table:table-cell>
          <table:table-cell table:style-name="ce20" office:value-type="float" office:value="14.8659492444786">
            <text:p>14,9</text:p>
          </table:table-cell>
          <table:table-cell table:style-name="ce25" table:formula="of:=MAX([.B148]-[.$F$21];0)" office:value-type="float" office:value="7.76214289439372">
            <text:p>7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3.731114155241">
            <text:p>63,7</text:p>
          </table:table-cell>
          <table:table-cell table:style-name="ce20" office:value-type="float" office:value="-1.0964460572022">
            <text:p>-1,1</text:p>
          </table:table-cell>
          <table:table-cell table:style-name="ce25" table:formula="of:=MAX([.B14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0.966815657498">
            <text:p>101,0</text:p>
          </table:table-cell>
          <table:table-cell table:style-name="ce20" office:value-type="float" office:value="-5.86970087132541">
            <text:p>-5,9</text:p>
          </table:table-cell>
          <table:table-cell table:style-name="ce25" table:formula="of:=MAX([.B15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8.9651615108529">
            <text:p>99,0</text:p>
          </table:table-cell>
          <table:table-cell table:style-name="ce20" office:value-type="float" office:value="2.4878650769856">
            <text:p>2,5</text:p>
          </table:table-cell>
          <table:table-cell table:style-name="ce25" table:formula="of:=MAX([.B15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1.7508922628917">
            <text:p>61,8</text:p>
          </table:table-cell>
          <table:table-cell table:style-name="ce20" office:value-type="float" office:value="-0.901578239273597">
            <text:p>-0,9</text:p>
          </table:table-cell>
          <table:table-cell table:style-name="ce25" table:formula="of:=MAX([.B15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7.323780981815">
            <text:p>117,3</text:p>
          </table:table-cell>
          <table:table-cell table:style-name="ce20" office:value-type="float" office:value="13.168622766829">
            <text:p>13,2</text:p>
          </table:table-cell>
          <table:table-cell table:style-name="ce25" table:formula="of:=MAX([.B153]-[.$F$21];0)" office:value-type="float" office:value="12.3237809818148">
            <text:p>12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3308589036134">
            <text:p>69,3</text:p>
          </table:table-cell>
          <table:table-cell table:style-name="ce20" office:value-type="float" office:value="-2.09244828742948">
            <text:p>-2,1</text:p>
          </table:table-cell>
          <table:table-cell table:style-name="ce25" table:formula="of:=MAX([.B15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1.064390072113">
            <text:p>121,1</text:p>
          </table:table-cell>
          <table:table-cell table:style-name="ce20" office:value-type="float" office:value="15.08443773866">
            <text:p>15,1</text:p>
          </table:table-cell>
          <table:table-cell table:style-name="ce25" table:formula="of:=MAX([.B155]-[.$F$21];0)" office:value-type="float" office:value="16.0643900721135">
            <text:p>16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4.4880149548436">
            <text:p>74,5</text:p>
          </table:table-cell>
          <table:table-cell table:style-name="ce20" office:value-type="float" office:value="-0.0382479592568231">
            <text:p>0,0</text:p>
          </table:table-cell>
          <table:table-cell table:style-name="ce25" table:formula="of:=MAX([.B15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9.523216289334">
            <text:p>149,5</text:p>
          </table:table-cell>
          <table:table-cell table:style-name="ce20" office:value-type="float" office:value="45.8983241563684">
            <text:p>45,9</text:p>
          </table:table-cell>
          <table:table-cell table:style-name="ce25" table:formula="of:=MAX([.B157]-[.$F$21];0)" office:value-type="float" office:value="44.5232162893341">
            <text:p>44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2.1043097572144">
            <text:p>42,1</text:p>
          </table:table-cell>
          <table:table-cell table:style-name="ce20" office:value-type="float" office:value="-6.43552862415104">
            <text:p>-6,4</text:p>
          </table:table-cell>
          <table:table-cell table:style-name="ce25" table:formula="of:=MAX([.B15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4.9917835568356">
            <text:p>45,0</text:p>
          </table:table-cell>
          <table:table-cell table:style-name="ce20" office:value-type="float" office:value="-2.77466052468122">
            <text:p>-2,8</text:p>
          </table:table-cell>
          <table:table-cell table:style-name="ce25" table:formula="of:=MAX([.B15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3.898622116809">
            <text:p>123,9</text:p>
          </table:table-cell>
          <table:table-cell table:style-name="ce20" office:value-type="float" office:value="19.4187397085813">
            <text:p>19,4</text:p>
          </table:table-cell>
          <table:table-cell table:style-name="ce25" table:formula="of:=MAX([.B160]-[.$F$21];0)" office:value-type="float" office:value="18.8986221168094">
            <text:p>18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6.144749231543">
            <text:p>56,1</text:p>
          </table:table-cell>
          <table:table-cell table:style-name="ce20" office:value-type="float" office:value="-0.453983649668903">
            <text:p>-0,5</text:p>
          </table:table-cell>
          <table:table-cell table:style-name="ce25" table:formula="of:=MAX([.B16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2.145026493286">
            <text:p>132,1</text:p>
          </table:table-cell>
          <table:table-cell table:style-name="ce20" office:value-type="float" office:value="29.7953022144211">
            <text:p>29,8</text:p>
          </table:table-cell>
          <table:table-cell table:style-name="ce25" table:formula="of:=MAX([.B162]-[.$F$21];0)" office:value-type="float" office:value="27.145026493286">
            <text:p>27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8.922225117608">
            <text:p>108,9</text:p>
          </table:table-cell>
          <table:table-cell table:style-name="ce20" office:value-type="float" office:value="6.54025683132721">
            <text:p>6,5</text:p>
          </table:table-cell>
          <table:table-cell table:style-name="ce25" table:formula="of:=MAX([.B163]-[.$F$21];0)" office:value-type="float" office:value="3.92222511760761">
            <text:p>3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2.169350052757">
            <text:p>142,2</text:p>
          </table:table-cell>
          <table:table-cell table:style-name="ce20" office:value-type="float" office:value="31.6102276378665">
            <text:p>31,6</text:p>
          </table:table-cell>
          <table:table-cell table:style-name="ce25" table:formula="of:=MAX([.B164]-[.$F$21];0)" office:value-type="float" office:value="37.1693500527568">
            <text:p>37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91.486567947545">
            <text:p>191,5</text:p>
          </table:table-cell>
          <table:table-cell table:style-name="ce20" office:value-type="float" office:value="78.2142981298442">
            <text:p>78,2</text:p>
          </table:table-cell>
          <table:table-cell table:style-name="ce25" table:formula="of:=MAX([.B165]-[.$F$21];0)" office:value-type="float" office:value="86.486567947545">
            <text:p>86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34.2278235718006">
            <text:p>34,2</text:p>
          </table:table-cell>
          <table:table-cell table:style-name="ce20" office:value-type="float" office:value="-0.772768689598707">
            <text:p>-0,8</text:p>
          </table:table-cell>
          <table:table-cell table:style-name="ce25" table:formula="of:=MAX([.B16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9.8242554534347">
            <text:p>79,8</text:p>
          </table:table-cell>
          <table:table-cell table:style-name="ce20" office:value-type="float" office:value="1.47305752651125">
            <text:p>1,5</text:p>
          </table:table-cell>
          <table:table-cell table:style-name="ce25" table:formula="of:=MAX([.B16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8.632137025366">
            <text:p>118,6</text:p>
          </table:table-cell>
          <table:table-cell table:style-name="ce20" office:value-type="float" office:value="10.3797961560388">
            <text:p>10,4</text:p>
          </table:table-cell>
          <table:table-cell table:style-name="ce25" table:formula="of:=MAX([.B168]-[.$F$21];0)" office:value-type="float" office:value="13.632137025366">
            <text:p>13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1.4946247862401">
            <text:p>91,5</text:p>
          </table:table-cell>
          <table:table-cell table:style-name="ce20" office:value-type="float" office:value="-0.910870334221301">
            <text:p>-0,9</text:p>
          </table:table-cell>
          <table:table-cell table:style-name="ce25" table:formula="of:=MAX([.B16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90.286916391572">
            <text:p>190,3</text:p>
          </table:table-cell>
          <table:table-cell table:style-name="ce20" office:value-type="float" office:value="84.5175640638462">
            <text:p>84,5</text:p>
          </table:table-cell>
          <table:table-cell table:style-name="ce25" table:formula="of:=MAX([.B170]-[.$F$21];0)" office:value-type="float" office:value="85.2869163915721">
            <text:p>85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9.042333957866">
            <text:p>139,0</text:p>
          </table:table-cell>
          <table:table-cell table:style-name="ce20" office:value-type="float" office:value="30.0044862092543">
            <text:p>30,0</text:p>
          </table:table-cell>
          <table:table-cell table:style-name="ce25" table:formula="of:=MAX([.B171]-[.$F$21];0)" office:value-type="float" office:value="34.0423339578658">
            <text:p>34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5.155371106471">
            <text:p>125,2</text:p>
          </table:table-cell>
          <table:table-cell table:style-name="ce20" office:value-type="float" office:value="26.62638626504">
            <text:p>26,6</text:p>
          </table:table-cell>
          <table:table-cell table:style-name="ce25" table:formula="of:=MAX([.B172]-[.$F$21];0)" office:value-type="float" office:value="20.1553711064715">
            <text:p>20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810526869627">
            <text:p>85,8</text:p>
          </table:table-cell>
          <table:table-cell table:style-name="ce20" office:value-type="float" office:value="4.09230255775024">
            <text:p>4,1</text:p>
          </table:table-cell>
          <table:table-cell table:style-name="ce25" table:formula="of:=MAX([.B17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5.3654220217308">
            <text:p>45,4</text:p>
          </table:table-cell>
          <table:table-cell table:style-name="ce20" office:value-type="float" office:value="-8.4283322923147">
            <text:p>-8,4</text:p>
          </table:table-cell>
          <table:table-cell table:style-name="ce25" table:formula="of:=MAX([.B17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0.0687978558579">
            <text:p>80,1</text:p>
          </table:table-cell>
          <table:table-cell table:style-name="ce20" office:value-type="float" office:value="-0.363317361339646">
            <text:p>-0,4</text:p>
          </table:table-cell>
          <table:table-cell table:style-name="ce25" table:formula="of:=MAX([.B17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0.8928382823546">
            <text:p>90,9</text:p>
          </table:table-cell>
          <table:table-cell table:style-name="ce20" office:value-type="float" office:value="5.24979079676725">
            <text:p>5,2</text:p>
          </table:table-cell>
          <table:table-cell table:style-name="ce25" table:formula="of:=MAX([.B17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2.938441248232">
            <text:p>102,9</text:p>
          </table:table-cell>
          <table:table-cell table:style-name="ce20" office:value-type="float" office:value="0.233410256460942">
            <text:p>0,2</text:p>
          </table:table-cell>
          <table:table-cell table:style-name="ce25" table:formula="of:=MAX([.B17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4.1642454900672">
            <text:p>94,2</text:p>
          </table:table-cell>
          <table:table-cell table:style-name="ce20" office:value-type="float" office:value="1.19539696838536">
            <text:p>1,2</text:p>
          </table:table-cell>
          <table:table-cell table:style-name="ce25" table:formula="of:=MAX([.B17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1.7128520717074">
            <text:p>61,7</text:p>
          </table:table-cell>
          <table:table-cell table:style-name="ce20" office:value-type="float" office:value="-2.95179763964311">
            <text:p>-3,0</text:p>
          </table:table-cell>
          <table:table-cell table:style-name="ce25" table:formula="of:=MAX([.B17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7.885492473434">
            <text:p>157,9</text:p>
          </table:table-cell>
          <table:table-cell table:style-name="ce20" office:value-type="float" office:value="50.1785303435481">
            <text:p>50,2</text:p>
          </table:table-cell>
          <table:table-cell table:style-name="ce25" table:formula="of:=MAX([.B180]-[.$F$21];0)" office:value-type="float" office:value="52.8854924734339">
            <text:p>52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9.365362344652">
            <text:p>139,4</text:p>
          </table:table-cell>
          <table:table-cell table:style-name="ce20" office:value-type="float" office:value="37.898176951556">
            <text:p>37,9</text:p>
          </table:table-cell>
          <table:table-cell table:style-name="ce25" table:formula="of:=MAX([.B181]-[.$F$21];0)" office:value-type="float" office:value="34.3653623446518">
            <text:p>34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2.5108704966517">
            <text:p>72,5</text:p>
          </table:table-cell>
          <table:table-cell table:style-name="ce20" office:value-type="float" office:value="-1.4981515672456">
            <text:p>-1,5</text:p>
          </table:table-cell>
          <table:table-cell table:style-name="ce25" table:formula="of:=MAX([.B18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6.8050558321813">
            <text:p>66,8</text:p>
          </table:table-cell>
          <table:table-cell table:style-name="ce20" office:value-type="float" office:value="-3.55566183049195">
            <text:p>-3,6</text:p>
          </table:table-cell>
          <table:table-cell table:style-name="ce25" table:formula="of:=MAX([.B18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4.934256262804">
            <text:p>114,9</text:p>
          </table:table-cell>
          <table:table-cell table:style-name="ce20" office:value-type="float" office:value="8.08263578265094">
            <text:p>8,1</text:p>
          </table:table-cell>
          <table:table-cell table:style-name="ce25" table:formula="of:=MAX([.B184]-[.$F$21];0)" office:value-type="float" office:value="9.9342562628035">
            <text:p>9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5.209256249058">
            <text:p>115,2</text:p>
          </table:table-cell>
          <table:table-cell table:style-name="ce20" office:value-type="float" office:value="0.235838845945921">
            <text:p>0,2</text:p>
          </table:table-cell>
          <table:table-cell table:style-name="ce25" table:formula="of:=MAX([.B185]-[.$F$21];0)" office:value-type="float" office:value="10.2092562490575">
            <text:p>10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1.8642919894068">
            <text:p>61,9</text:p>
          </table:table-cell>
          <table:table-cell table:style-name="ce20" office:value-type="float" office:value="-4.3558994367409">
            <text:p>-4,4</text:p>
          </table:table-cell>
          <table:table-cell table:style-name="ce25" table:formula="of:=MAX([.B18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4.6362879215351">
            <text:p>74,6</text:p>
          </table:table-cell>
          <table:table-cell table:style-name="ce20" office:value-type="float" office:value="-5.57158260058553">
            <text:p>-5,6</text:p>
          </table:table-cell>
          <table:table-cell table:style-name="ce25" table:formula="of:=MAX([.B18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9.928051850755">
            <text:p>149,9</text:p>
          </table:table-cell>
          <table:table-cell table:style-name="ce20" office:value-type="float" office:value="39.1587286258485">
            <text:p>39,2</text:p>
          </table:table-cell>
          <table:table-cell table:style-name="ce25" table:formula="of:=MAX([.B188]-[.$F$21];0)" office:value-type="float" office:value="44.9280518507555">
            <text:p>44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6.0781948609602">
            <text:p>96,1</text:p>
          </table:table-cell>
          <table:table-cell table:style-name="ce20" office:value-type="float" office:value="8.43823320238622">
            <text:p>8,4</text:p>
          </table:table-cell>
          <table:table-cell table:style-name="ce25" table:formula="of:=MAX([.B18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3.0706650079511">
            <text:p>93,1</text:p>
          </table:table-cell>
          <table:table-cell table:style-name="ce20" office:value-type="float" office:value="-6.04939260831306">
            <text:p>-6,0</text:p>
          </table:table-cell>
          <table:table-cell table:style-name="ce25" table:formula="of:=MAX([.B19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6.8293579785797">
            <text:p>66,8</text:p>
          </table:table-cell>
          <table:table-cell table:style-name="ce20" office:value-type="float" office:value="-0.250235774170372">
            <text:p>-0,3</text:p>
          </table:table-cell>
          <table:table-cell table:style-name="ce25" table:formula="of:=MAX([.B19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3.1035119866341">
            <text:p>53,1</text:p>
          </table:table-cell>
          <table:table-cell table:style-name="ce20" office:value-type="float" office:value="-2.84298962636362">
            <text:p>-2,8</text:p>
          </table:table-cell>
          <table:table-cell table:style-name="ce25" table:formula="of:=MAX([.B19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1.407217148093">
            <text:p>121,4</text:p>
          </table:table-cell>
          <table:table-cell table:style-name="ce20" office:value-type="float" office:value="22.640621052284">
            <text:p>22,6</text:p>
          </table:table-cell>
          <table:table-cell table:style-name="ce25" table:formula="of:=MAX([.B193]-[.$F$21];0)" office:value-type="float" office:value="16.4072171480929">
            <text:p>16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4.5833988633927">
            <text:p>94,6</text:p>
          </table:table-cell>
          <table:table-cell table:style-name="ce20" office:value-type="float" office:value="10.8806514070727">
            <text:p>10,9</text:p>
          </table:table-cell>
          <table:table-cell table:style-name="ce25" table:formula="of:=MAX([.B19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4.198357147502">
            <text:p>124,2</text:p>
          </table:table-cell>
          <table:table-cell table:style-name="ce20" office:value-type="float" office:value="26.2880321449517">
            <text:p>26,3</text:p>
          </table:table-cell>
          <table:table-cell table:style-name="ce25" table:formula="of:=MAX([.B195]-[.$F$21];0)" office:value-type="float" office:value="19.1983571475017">
            <text:p>19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67.013591267272">
            <text:p>167,0</text:p>
          </table:table-cell>
          <table:table-cell table:style-name="ce20" office:value-type="float" office:value="60.2193782110474">
            <text:p>60,2</text:p>
          </table:table-cell>
          <table:table-cell table:style-name="ce25" table:formula="of:=MAX([.B196]-[.$F$21];0)" office:value-type="float" office:value="62.013591267272">
            <text:p>62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6.94893396241">
            <text:p>106,9</text:p>
          </table:table-cell>
          <table:table-cell table:style-name="ce20" office:value-type="float" office:value="9.6629845981585">
            <text:p>9,7</text:p>
          </table:table-cell>
          <table:table-cell table:style-name="ce25" table:formula="of:=MAX([.B197]-[.$F$21];0)" office:value-type="float" office:value="1.94893396240997">
            <text:p>1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7.3490791577412">
            <text:p>97,3</text:p>
          </table:table-cell>
          <table:table-cell table:style-name="ce20" office:value-type="float" office:value="10.6665468516387">
            <text:p>10,7</text:p>
          </table:table-cell>
          <table:table-cell table:style-name="ce25" table:formula="of:=MAX([.B19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0.918571506484">
            <text:p>140,9</text:p>
          </table:table-cell>
          <table:table-cell table:style-name="ce20" office:value-type="float" office:value="38.2046418518214">
            <text:p>38,2</text:p>
          </table:table-cell>
          <table:table-cell table:style-name="ce25" table:formula="of:=MAX([.B199]-[.$F$21];0)" office:value-type="float" office:value="35.9185715064838">
            <text:p>35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08.213256339986">
            <text:p>208,2</text:p>
          </table:table-cell>
          <table:table-cell table:style-name="ce20" office:value-type="float" office:value="105.555490467292">
            <text:p>105,6</text:p>
          </table:table-cell>
          <table:table-cell table:style-name="ce25" table:formula="of:=MAX([.B200]-[.$F$21];0)" office:value-type="float" office:value="103.213256339986">
            <text:p>103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2.6234428599582">
            <text:p>72,6</text:p>
          </table:table-cell>
          <table:table-cell table:style-name="ce20" office:value-type="float" office:value="0.13018351866026">
            <text:p>0,1</text:p>
          </table:table-cell>
          <table:table-cell table:style-name="ce25" table:formula="of:=MAX([.B20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2.389910531872">
            <text:p>142,4</text:p>
          </table:table-cell>
          <table:table-cell table:style-name="ce20" office:value-type="float" office:value="38.4981620869974">
            <text:p>38,5</text:p>
          </table:table-cell>
          <table:table-cell table:style-name="ce25" table:formula="of:=MAX([.B202]-[.$F$21];0)" office:value-type="float" office:value="37.3899105318722">
            <text:p>37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1.9536308726">
            <text:p>102,0</text:p>
          </table:table-cell>
          <table:table-cell table:style-name="ce20" office:value-type="float" office:value="11.5480409757707">
            <text:p>11,5</text:p>
          </table:table-cell>
          <table:table-cell table:style-name="ce25" table:formula="of:=MAX([.B20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89.569570353334">
            <text:p>189,6</text:p>
          </table:table-cell>
          <table:table-cell table:style-name="ce20" office:value-type="float" office:value="88.9670247697662">
            <text:p>89,0</text:p>
          </table:table-cell>
          <table:table-cell table:style-name="ce25" table:formula="of:=MAX([.B204]-[.$F$21];0)" office:value-type="float" office:value="84.5695703533342">
            <text:p>84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9.277269575965">
            <text:p>159,3</text:p>
          </table:table-cell>
          <table:table-cell table:style-name="ce20" office:value-type="float" office:value="53.4560022359">
            <text:p>53,5</text:p>
          </table:table-cell>
          <table:table-cell table:style-name="ce25" table:formula="of:=MAX([.B205]-[.$F$21];0)" office:value-type="float" office:value="54.2772695759651">
            <text:p>54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2.1611607488">
            <text:p>142,2</text:p>
          </table:table-cell>
          <table:table-cell table:style-name="ce20" office:value-type="float" office:value="34.6890879644649">
            <text:p>34,7</text:p>
          </table:table-cell>
          <table:table-cell table:style-name="ce25" table:formula="of:=MAX([.B206]-[.$F$21];0)" office:value-type="float" office:value="37.1611607488001">
            <text:p>37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8.596778007909">
            <text:p>118,6</text:p>
          </table:table-cell>
          <table:table-cell table:style-name="ce20" office:value-type="float" office:value="13.5420742353683">
            <text:p>13,5</text:p>
          </table:table-cell>
          <table:table-cell table:style-name="ce25" table:formula="of:=MAX([.B207]-[.$F$21];0)" office:value-type="float" office:value="13.5967780079088">
            <text:p>13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18.30142754151">
            <text:p>218,3</text:p>
          </table:table-cell>
          <table:table-cell table:style-name="ce20" office:value-type="float" office:value="108.444536131608">
            <text:p>108,4</text:p>
          </table:table-cell>
          <table:table-cell table:style-name="ce25" table:formula="of:=MAX([.B208]-[.$F$21];0)" office:value-type="float" office:value="113.30142754151">
            <text:p>113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9.375763081586">
            <text:p>139,4</text:p>
          </table:table-cell>
          <table:table-cell table:style-name="ce20" office:value-type="float" office:value="36.3346582839133">
            <text:p>36,3</text:p>
          </table:table-cell>
          <table:table-cell table:style-name="ce25" table:formula="of:=MAX([.B209]-[.$F$21];0)" office:value-type="float" office:value="34.3757630815863">
            <text:p>34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5.2480176788666">
            <text:p>95,2</text:p>
          </table:table-cell>
          <table:table-cell table:style-name="ce20" office:value-type="float" office:value="-12.6143175179634">
            <text:p>-12,6</text:p>
          </table:table-cell>
          <table:table-cell table:style-name="ce25" table:formula="of:=MAX([.B21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4.8640244743681">
            <text:p>84,9</text:p>
          </table:table-cell>
          <table:table-cell table:style-name="ce20" office:value-type="float" office:value="-6.88550316799453">
            <text:p>-6,9</text:p>
          </table:table-cell>
          <table:table-cell table:style-name="ce25" table:formula="of:=MAX([.B21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7.607700050023">
            <text:p>147,6</text:p>
          </table:table-cell>
          <table:table-cell table:style-name="ce20" office:value-type="float" office:value="41.9480381462716">
            <text:p>41,9</text:p>
          </table:table-cell>
          <table:table-cell table:style-name="ce25" table:formula="of:=MAX([.B212]-[.$F$21];0)" office:value-type="float" office:value="42.6077000500227">
            <text:p>42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7.2023858405303">
            <text:p>47,2</text:p>
          </table:table-cell>
          <table:table-cell table:style-name="ce20" office:value-type="float" office:value="-3.67158649288492">
            <text:p>-3,7</text:p>
          </table:table-cell>
          <table:table-cell table:style-name="ce25" table:formula="of:=MAX([.B21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3.077379535898">
            <text:p>153,1</text:p>
          </table:table-cell>
          <table:table-cell table:style-name="ce20" office:value-type="float" office:value="51.811743628769">
            <text:p>51,8</text:p>
          </table:table-cell>
          <table:table-cell table:style-name="ce25" table:formula="of:=MAX([.B214]-[.$F$21];0)" office:value-type="float" office:value="48.0773795358981">
            <text:p>48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1.84463499605">
            <text:p>151,8</text:p>
          </table:table-cell>
          <table:table-cell table:style-name="ce20" office:value-type="float" office:value="35.684245645323">
            <text:p>35,7</text:p>
          </table:table-cell>
          <table:table-cell table:style-name="ce25" table:formula="of:=MAX([.B215]-[.$F$21];0)" office:value-type="float" office:value="46.8446349960503">
            <text:p>46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0.6155089892154">
            <text:p>80,6</text:p>
          </table:table-cell>
          <table:table-cell table:style-name="ce20" office:value-type="float" office:value="2.13992258441943">
            <text:p>2,1</text:p>
          </table:table-cell>
          <table:table-cell table:style-name="ce25" table:formula="of:=MAX([.B21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3.426173295667">
            <text:p>103,4</text:p>
          </table:table-cell>
          <table:table-cell table:style-name="ce20" office:value-type="float" office:value="11.3357911373836">
            <text:p>11,3</text:p>
          </table:table-cell>
          <table:table-cell table:style-name="ce25" table:formula="of:=MAX([.B21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4111708289102">
            <text:p>69,4</text:p>
          </table:table-cell>
          <table:table-cell table:style-name="ce20" office:value-type="float" office:value="-2.21684885996282">
            <text:p>-2,2</text:p>
          </table:table-cell>
          <table:table-cell table:style-name="ce25" table:formula="of:=MAX([.B21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5.42754389032">
            <text:p>145,4</text:p>
          </table:table-cell>
          <table:table-cell table:style-name="ce20" office:value-type="float" office:value="29.8804407560474">
            <text:p>29,9</text:p>
          </table:table-cell>
          <table:table-cell table:style-name="ce25" table:formula="of:=MAX([.B219]-[.$F$21];0)" office:value-type="float" office:value="40.4275438903196">
            <text:p>40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71.829283698786">
            <text:p>171,8</text:p>
          </table:table-cell>
          <table:table-cell table:style-name="ce20" office:value-type="float" office:value="67.9712512878277">
            <text:p>68,0</text:p>
          </table:table-cell>
          <table:table-cell table:style-name="ce25" table:formula="of:=MAX([.B220]-[.$F$21];0)" office:value-type="float" office:value="66.8292836987861">
            <text:p>66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9.0189245268514">
            <text:p>69,0</text:p>
          </table:table-cell>
          <table:table-cell table:style-name="ce20" office:value-type="float" office:value="4.8157301999262">
            <text:p>4,8</text:p>
          </table:table-cell>
          <table:table-cell table:style-name="ce25" table:formula="of:=MAX([.B22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2.8499412915087">
            <text:p>82,8</text:p>
          </table:table-cell>
          <table:table-cell table:style-name="ce20" office:value-type="float" office:value="-18.5313237135267">
            <text:p>-18,5</text:p>
          </table:table-cell>
          <table:table-cell table:style-name="ce25" table:formula="of:=MAX([.B22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5.3634064333556">
            <text:p>75,4</text:p>
          </table:table-cell>
          <table:table-cell table:style-name="ce20" office:value-type="float" office:value="-8.0715674998519">
            <text:p>-8,1</text:p>
          </table:table-cell>
          <table:table-cell table:style-name="ce25" table:formula="of:=MAX([.B22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9.667632070262">
            <text:p>149,7</text:p>
          </table:table-cell>
          <table:table-cell table:style-name="ce20" office:value-type="float" office:value="40.2068736880506">
            <text:p>40,2</text:p>
          </table:table-cell>
          <table:table-cell table:style-name="ce25" table:formula="of:=MAX([.B224]-[.$F$21];0)" office:value-type="float" office:value="44.6676320702622">
            <text:p>44,7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2.6986667177526">
            <text:p>62,7</text:p>
          </table:table-cell>
          <table:table-cell table:style-name="ce20" office:value-type="float" office:value="-0.0660861333912308">
            <text:p>-0,1</text:p>
          </table:table-cell>
          <table:table-cell table:style-name="ce25" table:formula="of:=MAX([.B22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18.251259690089">
            <text:p>218,3</text:p>
          </table:table-cell>
          <table:table-cell table:style-name="ce20" office:value-type="float" office:value="110.681175742157">
            <text:p>110,7</text:p>
          </table:table-cell>
          <table:table-cell table:style-name="ce25" table:formula="of:=MAX([.B226]-[.$F$21];0)" office:value-type="float" office:value="113.251259690089">
            <text:p>113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7.404035098142">
            <text:p>77,4</text:p>
          </table:table-cell>
          <table:table-cell table:style-name="ce20" office:value-type="float" office:value="0.252064370214768">
            <text:p>0,3</text:p>
          </table:table-cell>
          <table:table-cell table:style-name="ce25" table:formula="of:=MAX([.B22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7.562647364488">
            <text:p>77,6</text:p>
          </table:table-cell>
          <table:table-cell table:style-name="ce20" office:value-type="float" office:value="4.80035001474838">
            <text:p>4,8</text:p>
          </table:table-cell>
          <table:table-cell table:style-name="ce25" table:formula="of:=MAX([.B22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5.5492163486709">
            <text:p>95,5</text:p>
          </table:table-cell>
          <table:table-cell table:style-name="ce20" office:value-type="float" office:value="-4.11978485946295">
            <text:p>-4,1</text:p>
          </table:table-cell>
          <table:table-cell table:style-name="ce25" table:formula="of:=MAX([.B22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0.7693095055204">
            <text:p>90,8</text:p>
          </table:table-cell>
          <table:table-cell table:style-name="ce20" office:value-type="float" office:value="-1.62580574324331">
            <text:p>-1,6</text:p>
          </table:table-cell>
          <table:table-cell table:style-name="ce25" table:formula="of:=MAX([.B23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33.298566273515">
            <text:p>233,3</text:p>
          </table:table-cell>
          <table:table-cell table:style-name="ce20" office:value-type="float" office:value="123.867333150264">
            <text:p>123,9</text:p>
          </table:table-cell>
          <table:table-cell table:style-name="ce25" table:formula="of:=MAX([.B231]-[.$F$21];0)" office:value-type="float" office:value="128.298566273515">
            <text:p>128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3.099260258086">
            <text:p>143,1</text:p>
          </table:table-cell>
          <table:table-cell table:style-name="ce20" office:value-type="float" office:value="40.283431145796">
            <text:p>40,3</text:p>
          </table:table-cell>
          <table:table-cell table:style-name="ce25" table:formula="of:=MAX([.B232]-[.$F$21];0)" office:value-type="float" office:value="38.0992602580856">
            <text:p>38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0.305744707926">
            <text:p>130,3</text:p>
          </table:table-cell>
          <table:table-cell table:style-name="ce20" office:value-type="float" office:value="32.450512975989">
            <text:p>32,5</text:p>
          </table:table-cell>
          <table:table-cell table:style-name="ce25" table:formula="of:=MAX([.B233]-[.$F$21];0)" office:value-type="float" office:value="25.3057447079263">
            <text:p>25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2.2880559455893">
            <text:p>42,3</text:p>
          </table:table-cell>
          <table:table-cell table:style-name="ce20" office:value-type="float" office:value="-6.49565741616122">
            <text:p>-6,5</text:p>
          </table:table-cell>
          <table:table-cell table:style-name="ce25" table:formula="of:=MAX([.B23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0.306047111727">
            <text:p>120,3</text:p>
          </table:table-cell>
          <table:table-cell table:style-name="ce20" office:value-type="float" office:value="19.5020546091827">
            <text:p>19,5</text:p>
          </table:table-cell>
          <table:table-cell table:style-name="ce25" table:formula="of:=MAX([.B235]-[.$F$21];0)" office:value-type="float" office:value="15.3060471117274">
            <text:p>15,3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8.146870529398">
            <text:p>138,1</text:p>
          </table:table-cell>
          <table:table-cell table:style-name="ce20" office:value-type="float" office:value="28.1913926645562">
            <text:p>28,2</text:p>
          </table:table-cell>
          <table:table-cell table:style-name="ce25" table:formula="of:=MAX([.B236]-[.$F$21];0)" office:value-type="float" office:value="33.1468705293977">
            <text:p>33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03.078711967679">
            <text:p>103,1</text:p>
          </table:table-cell>
          <table:table-cell table:style-name="ce20" office:value-type="float" office:value="6.79007111320892">
            <text:p>6,8</text:p>
          </table:table-cell>
          <table:table-cell table:style-name="ce25" table:formula="of:=MAX([.B23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8.367453985909">
            <text:p>158,4</text:p>
          </table:table-cell>
          <table:table-cell table:style-name="ce20" office:value-type="float" office:value="54.1284624241287">
            <text:p>54,1</text:p>
          </table:table-cell>
          <table:table-cell table:style-name="ce25" table:formula="of:=MAX([.B238]-[.$F$21];0)" office:value-type="float" office:value="53.3674539859091">
            <text:p>53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8.0799750172138">
            <text:p>68,1</text:p>
          </table:table-cell>
          <table:table-cell table:style-name="ce20" office:value-type="float" office:value="0.164427041585606">
            <text:p>0,2</text:p>
          </table:table-cell>
          <table:table-cell table:style-name="ce25" table:formula="of:=MAX([.B23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2.03577275693">
            <text:p>152,0</text:p>
          </table:table-cell>
          <table:table-cell table:style-name="ce20" office:value-type="float" office:value="41.9855360087391">
            <text:p>42,0</text:p>
          </table:table-cell>
          <table:table-cell table:style-name="ce25" table:formula="of:=MAX([.B240]-[.$F$21];0)" office:value-type="float" office:value="47.0357727569303">
            <text:p>47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2.0311246202494">
            <text:p>82,0</text:p>
          </table:table-cell>
          <table:table-cell table:style-name="ce20" office:value-type="float" office:value="4.1459902106561">
            <text:p>4,1</text:p>
          </table:table-cell>
          <table:table-cell table:style-name="ce25" table:formula="of:=MAX([.B24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0.4892925849559">
            <text:p>80,5</text:p>
          </table:table-cell>
          <table:table-cell table:style-name="ce20" office:value-type="float" office:value="7.47790557369411">
            <text:p>7,5</text:p>
          </table:table-cell>
          <table:table-cell table:style-name="ce25" table:formula="of:=MAX([.B24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81.393048367878">
            <text:p>181,4</text:p>
          </table:table-cell>
          <table:table-cell table:style-name="ce20" office:value-type="float" office:value="75.0407033812748">
            <text:p>75,0</text:p>
          </table:table-cell>
          <table:table-cell table:style-name="ce25" table:formula="of:=MAX([.B243]-[.$F$21];0)" office:value-type="float" office:value="76.3930483678777">
            <text:p>76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4.2763067444545">
            <text:p>84,3</text:p>
          </table:table-cell>
          <table:table-cell table:style-name="ce20" office:value-type="float" office:value="4.41840201174005">
            <text:p>4,4</text:p>
          </table:table-cell>
          <table:table-cell table:style-name="ce25" table:formula="of:=MAX([.B24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0598097111989">
            <text:p>85,1</text:p>
          </table:table-cell>
          <table:table-cell table:style-name="ce20" office:value-type="float" office:value="0.416754477357186">
            <text:p>0,4</text:p>
          </table:table-cell>
          <table:table-cell table:style-name="ce25" table:formula="of:=MAX([.B24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64.498918443664">
            <text:p>164,5</text:p>
          </table:table-cell>
          <table:table-cell table:style-name="ce20" office:value-type="float" office:value="52.961370881184">
            <text:p>53,0</text:p>
          </table:table-cell>
          <table:table-cell table:style-name="ce25" table:formula="of:=MAX([.B246]-[.$F$21];0)" office:value-type="float" office:value="59.4989184436641">
            <text:p>59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8.460053549515">
            <text:p>128,5</text:p>
          </table:table-cell>
          <table:table-cell table:style-name="ce20" office:value-type="float" office:value="25.6093500008017">
            <text:p>25,6</text:p>
          </table:table-cell>
          <table:table-cell table:style-name="ce25" table:formula="of:=MAX([.B247]-[.$F$21];0)" office:value-type="float" office:value="23.4600535495153">
            <text:p>23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9.982995035854">
            <text:p>130,0</text:p>
          </table:table-cell>
          <table:table-cell table:style-name="ce20" office:value-type="float" office:value="26.4765339194814">
            <text:p>26,5</text:p>
          </table:table-cell>
          <table:table-cell table:style-name="ce25" table:formula="of:=MAX([.B248]-[.$F$21];0)" office:value-type="float" office:value="24.9829950358541">
            <text:p>25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0.205549456117">
            <text:p>120,2</text:p>
          </table:table-cell>
          <table:table-cell table:style-name="ce20" office:value-type="float" office:value="23.3602851939279">
            <text:p>23,4</text:p>
          </table:table-cell>
          <table:table-cell table:style-name="ce25" table:formula="of:=MAX([.B249]-[.$F$21];0)" office:value-type="float" office:value="15.205549456117">
            <text:p>15,2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7.2672316630946">
            <text:p>67,3</text:p>
          </table:table-cell>
          <table:table-cell table:style-name="ce20" office:value-type="float" office:value="-4.37438655958792">
            <text:p>-4,4</text:p>
          </table:table-cell>
          <table:table-cell table:style-name="ce25" table:formula="of:=MAX([.B25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1.8896580921145">
            <text:p>41,9</text:p>
          </table:table-cell>
          <table:table-cell table:style-name="ce20" office:value-type="float" office:value="-8.26461485845695">
            <text:p>-8,3</text:p>
          </table:table-cell>
          <table:table-cell table:style-name="ce25" table:formula="of:=MAX([.B25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3.0596126125073">
            <text:p>63,1</text:p>
          </table:table-cell>
          <table:table-cell table:style-name="ce20" office:value-type="float" office:value="1.88390530644634">
            <text:p>1,9</text:p>
          </table:table-cell>
          <table:table-cell table:style-name="ce25" table:formula="of:=MAX([.B25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2.0562773600818">
            <text:p>62,1</text:p>
          </table:table-cell>
          <table:table-cell table:style-name="ce20" office:value-type="float" office:value="-7.41416818013501">
            <text:p>-7,4</text:p>
          </table:table-cell>
          <table:table-cell table:style-name="ce25" table:formula="of:=MAX([.B25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04.524114441309">
            <text:p>204,5</text:p>
          </table:table-cell>
          <table:table-cell table:style-name="ce20" office:value-type="float" office:value="99.8364523714872">
            <text:p>99,8</text:p>
          </table:table-cell>
          <table:table-cell table:style-name="ce25" table:formula="of:=MAX([.B254]-[.$F$21];0)" office:value-type="float" office:value="99.5241144413094">
            <text:p>99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4.7928072771214">
            <text:p>64,8</text:p>
          </table:table-cell>
          <table:table-cell table:style-name="ce20" office:value-type="float" office:value="0.446386580636432">
            <text:p>0,4</text:p>
          </table:table-cell>
          <table:table-cell table:style-name="ce25" table:formula="of:=MAX([.B25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3.1175647416784">
            <text:p>73,1</text:p>
          </table:table-cell>
          <table:table-cell table:style-name="ce20" office:value-type="float" office:value="-8.26400102850399">
            <text:p>-8,3</text:p>
          </table:table-cell>
          <table:table-cell table:style-name="ce25" table:formula="of:=MAX([.B25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7.315628676796">
            <text:p>87,3</text:p>
          </table:table-cell>
          <table:table-cell table:style-name="ce20" office:value-type="float" office:value="1.60444951335014">
            <text:p>1,6</text:p>
          </table:table-cell>
          <table:table-cell table:style-name="ce25" table:formula="of:=MAX([.B25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37.80291615748">
            <text:p>137,8</text:p>
          </table:table-cell>
          <table:table-cell table:style-name="ce20" office:value-type="float" office:value="32.2721893372507">
            <text:p>32,3</text:p>
          </table:table-cell>
          <table:table-cell table:style-name="ce25" table:formula="of:=MAX([.B258]-[.$F$21];0)" office:value-type="float" office:value="32.8029161574801">
            <text:p>32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3.119137923367">
            <text:p>153,1</text:p>
          </table:table-cell>
          <table:table-cell table:style-name="ce20" office:value-type="float" office:value="45.4967158819545">
            <text:p>45,5</text:p>
          </table:table-cell>
          <table:table-cell table:style-name="ce25" table:formula="of:=MAX([.B259]-[.$F$21];0)" office:value-type="float" office:value="48.1191379233673">
            <text:p>48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9.442555458365">
            <text:p>49,4</text:p>
          </table:table-cell>
          <table:table-cell table:style-name="ce20" office:value-type="float" office:value="-11.0812124475265">
            <text:p>-11,1</text:p>
          </table:table-cell>
          <table:table-cell table:style-name="ce25" table:formula="of:=MAX([.B26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7.001328530853">
            <text:p>117,0</text:p>
          </table:table-cell>
          <table:table-cell table:style-name="ce20" office:value-type="float" office:value="16.9181928458634">
            <text:p>16,9</text:p>
          </table:table-cell>
          <table:table-cell table:style-name="ce25" table:formula="of:=MAX([.B261]-[.$F$21];0)" office:value-type="float" office:value="12.0013285308533">
            <text:p>12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61.4170996523519">
            <text:p>61,4</text:p>
          </table:table-cell>
          <table:table-cell table:style-name="ce20" office:value-type="float" office:value="-2.92425269855757">
            <text:p>-2,9</text:p>
          </table:table-cell>
          <table:table-cell table:style-name="ce25" table:formula="of:=MAX([.B262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5.6656461409363">
            <text:p>85,7</text:p>
          </table:table-cell>
          <table:table-cell table:style-name="ce20" office:value-type="float" office:value="1.32402212544319">
            <text:p>1,3</text:p>
          </table:table-cell>
          <table:table-cell table:style-name="ce25" table:formula="of:=MAX([.B26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2.828751778888">
            <text:p>142,8</text:p>
          </table:table-cell>
          <table:table-cell table:style-name="ce20" office:value-type="float" office:value="33.0746195691055">
            <text:p>33,1</text:p>
          </table:table-cell>
          <table:table-cell table:style-name="ce25" table:formula="of:=MAX([.B264]-[.$F$21];0)" office:value-type="float" office:value="37.8287517788884">
            <text:p>37,8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1.0116109120847">
            <text:p>91,0</text:p>
          </table:table-cell>
          <table:table-cell table:style-name="ce20" office:value-type="float" office:value="-6.59207330373742">
            <text:p>-6,6</text:p>
          </table:table-cell>
          <table:table-cell table:style-name="ce25" table:formula="of:=MAX([.B26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7.3282663098124">
            <text:p>47,3</text:p>
          </table:table-cell>
          <table:table-cell table:style-name="ce20" office:value-type="float" office:value="-3.78881805772163">
            <text:p>-3,8</text:p>
          </table:table-cell>
          <table:table-cell table:style-name="ce25" table:formula="of:=MAX([.B26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25.604117054352">
            <text:p>125,6</text:p>
          </table:table-cell>
          <table:table-cell table:style-name="ce20" office:value-type="float" office:value="23.9831140683698">
            <text:p>24,0</text:p>
          </table:table-cell>
          <table:table-cell table:style-name="ce25" table:formula="of:=MAX([.B267]-[.$F$21];0)" office:value-type="float" office:value="20.6041170543522">
            <text:p>20,6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3.2980601792193">
            <text:p>53,3</text:p>
          </table:table-cell>
          <table:table-cell table:style-name="ce20" office:value-type="float" office:value="-0.187395441094445">
            <text:p>-0,2</text:p>
          </table:table-cell>
          <table:table-cell table:style-name="ce25" table:formula="of:=MAX([.B268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9.1231282758276">
            <text:p>49,1</text:p>
          </table:table-cell>
          <table:table-cell table:style-name="ce20" office:value-type="float" office:value="-2.73021971550516">
            <text:p>-2,7</text:p>
          </table:table-cell>
          <table:table-cell table:style-name="ce25" table:formula="of:=MAX([.B26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4.2156003618491">
            <text:p>44,2</text:p>
          </table:table-cell>
          <table:table-cell table:style-name="ce20" office:value-type="float" office:value="-3.18743370912626">
            <text:p>-3,2</text:p>
          </table:table-cell>
          <table:table-cell table:style-name="ce25" table:formula="of:=MAX([.B27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5.2999096303288">
            <text:p>55,3</text:p>
          </table:table-cell>
          <table:table-cell table:style-name="ce20" office:value-type="float" office:value="0.0633098927729439">
            <text:p>0,1</text:p>
          </table:table-cell>
          <table:table-cell table:style-name="ce25" table:formula="of:=MAX([.B271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83.038337063426">
            <text:p>183,0</text:p>
          </table:table-cell>
          <table:table-cell table:style-name="ce20" office:value-type="float" office:value="72.7359829208138">
            <text:p>72,7</text:p>
          </table:table-cell>
          <table:table-cell table:style-name="ce25" table:formula="of:=MAX([.B272]-[.$F$21];0)" office:value-type="float" office:value="78.0383370634256">
            <text:p>78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212.358412980581">
            <text:p>212,4</text:p>
          </table:table-cell>
          <table:table-cell table:style-name="ce20" office:value-type="float" office:value="86.2950178214361">
            <text:p>86,3</text:p>
          </table:table-cell>
          <table:table-cell table:style-name="ce25" table:formula="of:=MAX([.B273]-[.$F$21];0)" office:value-type="float" office:value="107.358412980581">
            <text:p>107,4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1.7095195353653">
            <text:p>51,7</text:p>
          </table:table-cell>
          <table:table-cell table:style-name="ce20" office:value-type="float" office:value="-2.2804814507571">
            <text:p>-2,3</text:p>
          </table:table-cell>
          <table:table-cell table:style-name="ce25" table:formula="of:=MAX([.B27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41.460595813993">
            <text:p>141,5</text:p>
          </table:table-cell>
          <table:table-cell table:style-name="ce20" office:value-type="float" office:value="33.7358806326687">
            <text:p>33,7</text:p>
          </table:table-cell>
          <table:table-cell table:style-name="ce25" table:formula="of:=MAX([.B275]-[.$F$21];0)" office:value-type="float" office:value="36.4605958139933">
            <text:p>36,5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53.5225107254197">
            <text:p>53,5</text:p>
          </table:table-cell>
          <table:table-cell table:style-name="ce20" office:value-type="float" office:value="-10.3594575106485">
            <text:p>-10,4</text:p>
          </table:table-cell>
          <table:table-cell table:style-name="ce25" table:formula="of:=MAX([.B276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3.5921018163588">
            <text:p>73,6</text:p>
          </table:table-cell>
          <table:table-cell table:style-name="ce20" office:value-type="float" office:value="-2.92431782414637">
            <text:p>-2,9</text:p>
          </table:table-cell>
          <table:table-cell table:style-name="ce25" table:formula="of:=MAX([.B277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1.069008172533">
            <text:p>151,1</text:p>
          </table:table-cell>
          <table:table-cell table:style-name="ce20" office:value-type="float" office:value="46.0095126054538">
            <text:p>46,0</text:p>
          </table:table-cell>
          <table:table-cell table:style-name="ce25" table:formula="of:=MAX([.B278]-[.$F$21];0)" office:value-type="float" office:value="46.0690081725328">
            <text:p>46,1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6.9806999217184">
            <text:p>97,0</text:p>
          </table:table-cell>
          <table:table-cell table:style-name="ce20" office:value-type="float" office:value="7.47695736334965">
            <text:p>7,5</text:p>
          </table:table-cell>
          <table:table-cell table:style-name="ce25" table:formula="of:=MAX([.B279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49.8993331159634">
            <text:p>49,9</text:p>
          </table:table-cell>
          <table:table-cell table:style-name="ce20" office:value-type="float" office:value="-8.59197136638951">
            <text:p>-8,6</text:p>
          </table:table-cell>
          <table:table-cell table:style-name="ce25" table:formula="of:=MAX([.B280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56.919840794519">
            <text:p>156,9</text:p>
          </table:table-cell>
          <table:table-cell table:style-name="ce20" office:value-type="float" office:value="49.8003756271045">
            <text:p>49,8</text:p>
          </table:table-cell>
          <table:table-cell table:style-name="ce25" table:formula="of:=MAX([.B281]-[.$F$21];0)" office:value-type="float" office:value="51.9198407945186">
            <text:p>51,9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119.01806628518">
            <text:p>119,0</text:p>
          </table:table-cell>
          <table:table-cell table:style-name="ce20" office:value-type="float" office:value="21.2458120600135">
            <text:p>21,2</text:p>
          </table:table-cell>
          <table:table-cell table:style-name="ce25" table:formula="of:=MAX([.B282]-[.$F$21];0)" office:value-type="float" office:value="14.0180662851798">
            <text:p>14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35.427506584651">
            <text:p>35,4</text:p>
          </table:table-cell>
          <table:table-cell table:style-name="ce20" office:value-type="float" office:value="-5.92467256515879">
            <text:p>-5,9</text:p>
          </table:table-cell>
          <table:table-cell table:style-name="ce25" table:formula="of:=MAX([.B283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89.4122685600652">
            <text:p>89,4</text:p>
          </table:table-cell>
          <table:table-cell table:style-name="ce20" office:value-type="float" office:value="-7.92286369527651">
            <text:p>-7,9</text:p>
          </table:table-cell>
          <table:table-cell table:style-name="ce25" table:formula="of:=MAX([.B284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93.4445658223876">
            <text:p>93,4</text:p>
          </table:table-cell>
          <table:table-cell table:style-name="ce20" office:value-type="float" office:value="-3.5082985611764">
            <text:p>-3,5</text:p>
          </table:table-cell>
          <table:table-cell table:style-name="ce25" table:formula="of:=MAX([.B285]-[.$F$21];0)" office:value-type="float" office:value="0">
            <text:p>0,0</text:p>
          </table:table-cell>
          <table:table-cell table:number-columns-repeated="1020"/>
        </table:table-row>
        <table:table-row table:style-name="ro3">
          <table:table-cell/>
          <table:table-cell table:style-name="ce20" office:value-type="float" office:value="70.7783618500972">
            <text:p>70,8</text:p>
          </table:table-cell>
          <table:table-cell table:style-name="ce20" office:value-type="float" office:value="-5.95096706488325">
            <text:p>-6,0</text:p>
          </table:table-cell>
          <table:table-cell table:style-name="ce25" table:formula="of:=MAX([.B286]-[.$F$21];0)" office:value-type="float" office:value="0">
            <text:p>0,0</text:p>
          </table:table-cell>
          <table:table-cell table:number-columns-repeated="1020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WAHR</number:text>
    </number:number-style>
    <number:number-style style:name="N118P1" style:volatile="true">
      <number:text>WAHR</number:text>
    </number:number-style>
    <number:number-style style:name="N118">
      <number:text>FALSCH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1f497d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29.11.2013</text:date>, <text:time>22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creator>Christian Fries</dc:creator>
    <dc:date>2013-11-29T22:52:48</dc:date>
    <meta:document-statistic meta:table-count="2" meta:cell-count="835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0">
      <number:number number: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2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amed-symbol" chart:symbol-name="circle" chart:symbol-width="0.05cm" chart:symbol-height="0.05cm">
        <chart:symbol-image/>
      </style:chart-properties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circle" chart:symbol-width="0.07cm" chart:symbol-height="0.07cm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3cm" svg:height="7.002cm" xlink:href=".." xlink:type="simple" chart:class="chart:scatter" chart:style-name="ch1">
        <chart:title svg:x="3.626cm" svg:y="0.331cm" chart:style-name="ch2">
          <text:p>Replication Portfolio Values</text:p>
        </chart:title>
        <chart:legend svg:x="2.804cm" svg:y="6.056cm" style:legend-expansion="custom" chartooo:width="5.362cm" chartooo:height="0.529cm" style:legend-expansion-aspect-ratio="10.1361058601134" chart:style-name="ch3"/>
        <chart:plot-area chart:style-name="ch4" table:cell-range-address="MonteCarloBlackScholes.B37:MonteCarloBlackScholes.D286 MonteCarloBlackScholes.C35:MonteCarloBlackScholes.D35" chart:data-source-has-labels="row" svg:x="0.615cm" svg:y="0.973cm" svg:width="10.351cm" svg:height="4.091cm">
          <chartooo:coordinate-region svg:x="1.582cm" svg:y="1.135cm" svg:width="9.024cm" svg:height="3.767cm"/>
          <chart:axis chart:dimension="x" chart:name="primary-x" chart:style-name="ch5">
            <chart:title svg:x="4.744cm" svg:y="5.041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BlackScholes.D37:MonteCarloBlackScholes.D286" chart:label-cell-address="MonteCarloBlackScholes.D35:MonteCarloBlackScholes.D35" chart:class="chart:scatter">
            <chart:domain table:cell-range-address="MonteCarloBlackScholes.B37:MonteCarloBlackScholes.B286"/>
            <chart:data-point chart:repeated="250"/>
          </chart:series>
          <chart:series chart:style-name="ch9" chart:values-cell-range-address="MonteCarloBlackScholes.C37:MonteCarloBlackScholes.C286" chart:label-cell-address="MonteCarloBlackScholes.C35:MonteCarloBlackScholes.C35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BlackScholes.D35:MonteCarloBlackScholes.D35</svg:desc>
                </draw:g>
              </table:table-cell>
              <table:table-cell office:value-type="string">
                <text:p>replication</text:p>
                <draw:g>
                  <svg:desc>MonteCarloBlackScholes.C35:MonteCarloBlackScholes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054549695506">
                <text:p>100.054549695506</text:p>
                <draw:g>
                  <svg:desc>MonteCarloBlackScholes.B37:MonteCarloBlackScholes.B286</svg:desc>
                </draw:g>
              </table:table-cell>
              <table:table-cell office:value-type="float" office:value="0">
                <text:p>0</text:p>
                <draw:g>
                  <svg:desc>MonteCarloBlackScholes.D37:MonteCarloBlackScholes.D286</svg:desc>
                </draw:g>
              </table:table-cell>
              <table:table-cell office:value-type="float" office:value="-1.11438027258421">
                <text:p>-1.11438027258421</text:p>
                <draw:g>
                  <svg:desc>MonteCarloBlackScholes.C37:MonteCarloBlackScholes.C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081394024779">
                <text:p>57.6081394024779</text:p>
              </table:table-cell>
              <table:table-cell office:value-type="float" office:value="0">
                <text:p>0</text:p>
              </table:table-cell>
              <table:table-cell office:value-type="float" office:value="-0.179490630562432">
                <text:p>-0.17949063056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7261998876173">
                <text:p>66.7261998876173</text:p>
              </table:table-cell>
              <table:table-cell office:value-type="float" office:value="0">
                <text:p>0</text:p>
              </table:table-cell>
              <table:table-cell office:value-type="float" office:value="0.75875377887813">
                <text:p>0.7587537788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34478122195">
                <text:p>133.34478122195</text:p>
              </table:table-cell>
              <table:table-cell office:value-type="float" office:value="28.34478122195">
                <text:p>28.34478122195</text:p>
              </table:table-cell>
              <table:table-cell office:value-type="float" office:value="29.8280512978161">
                <text:p>29.8280512978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5359582949229">
                <text:p>83.5359582949229</text:p>
              </table:table-cell>
              <table:table-cell office:value-type="float" office:value="0">
                <text:p>0</text:p>
              </table:table-cell>
              <table:table-cell office:value-type="float" office:value="-9.68162793540021">
                <text:p>-9.6816279354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4321322250803">
                <text:p>92.4321322250803</text:p>
              </table:table-cell>
              <table:table-cell office:value-type="float" office:value="0">
                <text:p>0</text:p>
              </table:table-cell>
              <table:table-cell office:value-type="float" office:value="7.77677769478076">
                <text:p>7.77677769478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322731606317">
                <text:p>85.1322731606317</text:p>
              </table:table-cell>
              <table:table-cell office:value-type="float" office:value="0">
                <text:p>0</text:p>
              </table:table-cell>
              <table:table-cell office:value-type="float" office:value="-4.55216935251667">
                <text:p>-4.55216935251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3677792975557">
                <text:p>69.3677792975557</text:p>
              </table:table-cell>
              <table:table-cell office:value-type="float" office:value="0">
                <text:p>0</text:p>
              </table:table-cell>
              <table:table-cell office:value-type="float" office:value="1.57638764186578">
                <text:p>1.57638764186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.1318971159607">
                <text:p>70.1318971159607</text:p>
              </table:table-cell>
              <table:table-cell office:value-type="float" office:value="0">
                <text:p>0</text:p>
              </table:table-cell>
              <table:table-cell office:value-type="float" office:value="1.44182431258556">
                <text:p>1.44182431258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0209207951018">
                <text:p>51.0209207951018</text:p>
              </table:table-cell>
              <table:table-cell office:value-type="float" office:value="0">
                <text:p>0</text:p>
              </table:table-cell>
              <table:table-cell office:value-type="float" office:value="-3.30004813038897">
                <text:p>-3.30004813038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3144752509329">
                <text:p>84.3144752509329</text:p>
              </table:table-cell>
              <table:table-cell office:value-type="float" office:value="0">
                <text:p>0</text:p>
              </table:table-cell>
              <table:table-cell office:value-type="float" office:value="1.35229713700814">
                <text:p>1.35229713700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.008705590192">
                <text:p>214.008705590192</text:p>
              </table:table-cell>
              <table:table-cell office:value-type="float" office:value="109.008705590192">
                <text:p>109.008705590192</text:p>
              </table:table-cell>
              <table:table-cell office:value-type="float" office:value="107.070082041517">
                <text:p>107.070082041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.84973601411">
                <text:p>121.84973601411</text:p>
              </table:table-cell>
              <table:table-cell office:value-type="float" office:value="16.8497360141102">
                <text:p>16.8497360141102</text:p>
              </table:table-cell>
              <table:table-cell office:value-type="float" office:value="17.7318720714209">
                <text:p>17.731872071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2761993812496">
                <text:p>70.2761993812496</text:p>
              </table:table-cell>
              <table:table-cell office:value-type="float" office:value="0">
                <text:p>0</text:p>
              </table:table-cell>
              <table:table-cell office:value-type="float" office:value="-5.00850940945631">
                <text:p>-5.00850940945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030569265881">
                <text:p>151.030569265881</text:p>
              </table:table-cell>
              <table:table-cell office:value-type="float" office:value="46.0305692658809">
                <text:p>46.0305692658809</text:p>
              </table:table-cell>
              <table:table-cell office:value-type="float" office:value="49.9307590874078">
                <text:p>49.9307590874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1451109488582">
                <text:p>91.1451109488582</text:p>
              </table:table-cell>
              <table:table-cell office:value-type="float" office:value="0">
                <text:p>0</text:p>
              </table:table-cell>
              <table:table-cell office:value-type="float" office:value="5.36605528462027">
                <text:p>5.3660552846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1329163879029">
                <text:p>85.1329163879029</text:p>
              </table:table-cell>
              <table:table-cell office:value-type="float" office:value="0">
                <text:p>0</text:p>
              </table:table-cell>
              <table:table-cell office:value-type="float" office:value="0.586036584299112">
                <text:p>0.586036584299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5.73472282882">
                <text:p>265.73472282882</text:p>
              </table:table-cell>
              <table:table-cell office:value-type="float" office:value="160.73472282882">
                <text:p>160.73472282882</text:p>
              </table:table-cell>
              <table:table-cell office:value-type="float" office:value="154.152784016889">
                <text:p>154.152784016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94662410815">
                <text:p>120.94662410815</text:p>
              </table:table-cell>
              <table:table-cell office:value-type="float" office:value="15.9466241081503">
                <text:p>15.9466241081503</text:p>
              </table:table-cell>
              <table:table-cell office:value-type="float" office:value="14.8659631226861">
                <text:p>14.8659631226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1798239714883">
                <text:p>85.1798239714883</text:p>
              </table:table-cell>
              <table:table-cell office:value-type="float" office:value="0">
                <text:p>0</text:p>
              </table:table-cell>
              <table:table-cell office:value-type="float" office:value="-1.44500275890108">
                <text:p>-1.44500275890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6.182297431548">
                <text:p>176.182297431548</text:p>
              </table:table-cell>
              <table:table-cell office:value-type="float" office:value="71.1822974315479">
                <text:p>71.1822974315479</text:p>
              </table:table-cell>
              <table:table-cell office:value-type="float" office:value="72.1887900017481">
                <text:p>72.1887900017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9801396926728">
                <text:p>54.9801396926728</text:p>
              </table:table-cell>
              <table:table-cell office:value-type="float" office:value="0">
                <text:p>0</text:p>
              </table:table-cell>
              <table:table-cell office:value-type="float" office:value="-1.73060686925536">
                <text:p>-1.73060686925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.862250415564">
                <text:p>137.862250415564</text:p>
              </table:table-cell>
              <table:table-cell office:value-type="float" office:value="32.8622504155645">
                <text:p>32.8622504155645</text:p>
              </table:table-cell>
              <table:table-cell office:value-type="float" office:value="37.078506097486">
                <text:p>37.078506097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9670176848462">
                <text:p>63.9670176848462</text:p>
              </table:table-cell>
              <table:table-cell office:value-type="float" office:value="0">
                <text:p>0</text:p>
              </table:table-cell>
              <table:table-cell office:value-type="float" office:value="-1.30485019754616">
                <text:p>-1.30485019754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056040490934">
                <text:p>86.3056040490934</text:p>
              </table:table-cell>
              <table:table-cell office:value-type="float" office:value="0">
                <text:p>0</text:p>
              </table:table-cell>
              <table:table-cell office:value-type="float" office:value="-12.899380597542">
                <text:p>-12.899380597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971167548399">
                <text:p>45.3971167548399</text:p>
              </table:table-cell>
              <table:table-cell office:value-type="float" office:value="0">
                <text:p>0</text:p>
              </table:table-cell>
              <table:table-cell office:value-type="float" office:value="-0.502562336063431">
                <text:p>-0.502562336063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637266887121">
                <text:p>112.637266887121</text:p>
              </table:table-cell>
              <table:table-cell office:value-type="float" office:value="7.63726688712109">
                <text:p>7.63726688712109</text:p>
              </table:table-cell>
              <table:table-cell office:value-type="float" office:value="9.6715743701095">
                <text:p>9.6715743701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.308002810645">
                <text:p>101.308002810645</text:p>
              </table:table-cell>
              <table:table-cell office:value-type="float" office:value="0">
                <text:p>0</text:p>
              </table:table-cell>
              <table:table-cell office:value-type="float" office:value="6.01450264894857">
                <text:p>6.01450264894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2858179932741">
                <text:p>70.2858179932741</text:p>
              </table:table-cell>
              <table:table-cell office:value-type="float" office:value="0">
                <text:p>0</text:p>
              </table:table-cell>
              <table:table-cell office:value-type="float" office:value="-7.7034057897503">
                <text:p>-7.7034057897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9662695352946">
                <text:p>71.9662695352946</text:p>
              </table:table-cell>
              <table:table-cell office:value-type="float" office:value="0">
                <text:p>0</text:p>
              </table:table-cell>
              <table:table-cell office:value-type="float" office:value="-1.72699888677644">
                <text:p>-1.72699888677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.179942599894">
                <text:p>104.179942599894</text:p>
              </table:table-cell>
              <table:table-cell office:value-type="float" office:value="0">
                <text:p>0</text:p>
              </table:table-cell>
              <table:table-cell office:value-type="float" office:value="0.956227179440097">
                <text:p>0.956227179440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.45672638625">
                <text:p>140.45672638625</text:p>
              </table:table-cell>
              <table:table-cell office:value-type="float" office:value="35.4567263862501">
                <text:p>35.4567263862501</text:p>
              </table:table-cell>
              <table:table-cell office:value-type="float" office:value="38.8329867866483">
                <text:p>38.8329867866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.7669749288073">
                <text:p>96.7669749288073</text:p>
              </table:table-cell>
              <table:table-cell office:value-type="float" office:value="0">
                <text:p>0</text:p>
              </table:table-cell>
              <table:table-cell office:value-type="float" office:value="5.41027187054162">
                <text:p>5.41027187054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.302902416146">
                <text:p>147.302902416146</text:p>
              </table:table-cell>
              <table:table-cell office:value-type="float" office:value="42.3029024161459">
                <text:p>42.3029024161459</text:p>
              </table:table-cell>
              <table:table-cell office:value-type="float" office:value="45.1795438349781">
                <text:p>45.1795438349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.983181516635">
                <text:p>150.983181516635</text:p>
              </table:table-cell>
              <table:table-cell office:value-type="float" office:value="45.9831815166349">
                <text:p>45.9831815166349</text:p>
              </table:table-cell>
              <table:table-cell office:value-type="float" office:value="31.3129236481828">
                <text:p>31.3129236481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.691480153296">
                <text:p>147.691480153296</text:p>
              </table:table-cell>
              <table:table-cell office:value-type="float" office:value="42.6914801532961">
                <text:p>42.6914801532961</text:p>
              </table:table-cell>
              <table:table-cell office:value-type="float" office:value="47.3851014708267">
                <text:p>47.3851014708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.152271104728">
                <text:p>110.152271104728</text:p>
              </table:table-cell>
              <table:table-cell office:value-type="float" office:value="5.1522711047275">
                <text:p>5.1522711047275</text:p>
              </table:table-cell>
              <table:table-cell office:value-type="float" office:value="15.2271333998097">
                <text:p>15.2271333998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547843819877">
                <text:p>103.547843819877</text:p>
              </table:table-cell>
              <table:table-cell office:value-type="float" office:value="0">
                <text:p>0</text:p>
              </table:table-cell>
              <table:table-cell office:value-type="float" office:value="6.7697921559546">
                <text:p>6.7697921559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.20210832277">
                <text:p>120.20210832277</text:p>
              </table:table-cell>
              <table:table-cell office:value-type="float" office:value="15.2021083227695">
                <text:p>15.2021083227695</text:p>
              </table:table-cell>
              <table:table-cell office:value-type="float" office:value="20.510964195043">
                <text:p>20.510964195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287704776185">
                <text:p>109.287704776185</text:p>
              </table:table-cell>
              <table:table-cell office:value-type="float" office:value="4.28770477618451">
                <text:p>4.28770477618451</text:p>
              </table:table-cell>
              <table:table-cell office:value-type="float" office:value="9.80804315760025">
                <text:p>9.80804315760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4707853964375">
                <text:p>29.4707853964375</text:p>
              </table:table-cell>
              <table:table-cell office:value-type="float" office:value="0">
                <text:p>0</text:p>
              </table:table-cell>
              <table:table-cell office:value-type="float" office:value="-3.99264223406343">
                <text:p>-3.99264223406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.124968406161">
                <text:p>104.124968406161</text:p>
              </table:table-cell>
              <table:table-cell office:value-type="float" office:value="0">
                <text:p>0</text:p>
              </table:table-cell>
              <table:table-cell office:value-type="float" office:value="11.9604782560573">
                <text:p>11.96047825605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.429983852981">
                <text:p>121.429983852981</text:p>
              </table:table-cell>
              <table:table-cell office:value-type="float" office:value="16.4299838529812">
                <text:p>16.4299838529812</text:p>
              </table:table-cell>
              <table:table-cell office:value-type="float" office:value="23.321358931083">
                <text:p>23.321358931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.069134442016">
                <text:p>116.069134442016</text:p>
              </table:table-cell>
              <table:table-cell office:value-type="float" office:value="11.0691344420157">
                <text:p>11.0691344420157</text:p>
              </table:table-cell>
              <table:table-cell office:value-type="float" office:value="13.5173149344982">
                <text:p>13.5173149344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.051247465603">
                <text:p>132.051247465603</text:p>
              </table:table-cell>
              <table:table-cell office:value-type="float" office:value="27.051247465603">
                <text:p>27.051247465603</text:p>
              </table:table-cell>
              <table:table-cell office:value-type="float" office:value="19.1033723228188">
                <text:p>19.1033723228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1496675964609">
                <text:p>49.1496675964609</text:p>
              </table:table-cell>
              <table:table-cell office:value-type="float" office:value="0">
                <text:p>0</text:p>
              </table:table-cell>
              <table:table-cell office:value-type="float" office:value="-0.478567289328173">
                <text:p>-0.478567289328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.608112934993">
                <text:p>119.608112934993</text:p>
              </table:table-cell>
              <table:table-cell office:value-type="float" office:value="14.6081129349934">
                <text:p>14.6081129349934</text:p>
              </table:table-cell>
              <table:table-cell office:value-type="float" office:value="11.8251164633078">
                <text:p>11.8251164633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4772100045656">
                <text:p>52.4772100045656</text:p>
              </table:table-cell>
              <table:table-cell office:value-type="float" office:value="0">
                <text:p>0</text:p>
              </table:table-cell>
              <table:table-cell office:value-type="float" office:value="-4.25442548322678">
                <text:p>-4.25442548322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0355309926613">
                <text:p>62.0355309926613</text:p>
              </table:table-cell>
              <table:table-cell office:value-type="float" office:value="0">
                <text:p>0</text:p>
              </table:table-cell>
              <table:table-cell office:value-type="float" office:value="-12.5647029215086">
                <text:p>-12.5647029215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4408752237423">
                <text:p>54.4408752237423</text:p>
              </table:table-cell>
              <table:table-cell office:value-type="float" office:value="0">
                <text:p>0</text:p>
              </table:table-cell>
              <table:table-cell office:value-type="float" office:value="-2.28790387724612">
                <text:p>-2.28790387724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.393931369682">
                <text:p>199.393931369682</text:p>
              </table:table-cell>
              <table:table-cell office:value-type="float" office:value="94.3939313696825">
                <text:p>94.3939313696825</text:p>
              </table:table-cell>
              <table:table-cell office:value-type="float" office:value="88.3369950572622">
                <text:p>88.336995057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2488729004142">
                <text:p>90.2488729004142</text:p>
              </table:table-cell>
              <table:table-cell office:value-type="float" office:value="0">
                <text:p>0</text:p>
              </table:table-cell>
              <table:table-cell office:value-type="float" office:value="1.25599388856678">
                <text:p>1.25599388856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.6796125249807">
                <text:p>93.6796125249807</text:p>
              </table:table-cell>
              <table:table-cell office:value-type="float" office:value="0">
                <text:p>0</text:p>
              </table:table-cell>
              <table:table-cell office:value-type="float" office:value="9.70440737078867">
                <text:p>9.70440737078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.569223293626">
                <text:p>108.569223293626</text:p>
              </table:table-cell>
              <table:table-cell office:value-type="float" office:value="3.5692232936259">
                <text:p>3.5692232936259</text:p>
              </table:table-cell>
              <table:table-cell office:value-type="float" office:value="6.63199651206907">
                <text:p>6.63199651206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0186475085802">
                <text:p>69.0186475085802</text:p>
              </table:table-cell>
              <table:table-cell office:value-type="float" office:value="0">
                <text:p>0</text:p>
              </table:table-cell>
              <table:table-cell office:value-type="float" office:value="-12.3536470994143">
                <text:p>-12.3536470994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4722260318318">
                <text:p>57.4722260318318</text:p>
              </table:table-cell>
              <table:table-cell office:value-type="float" office:value="0">
                <text:p>0</text:p>
              </table:table-cell>
              <table:table-cell office:value-type="float" office:value="1.00519680087822">
                <text:p>1.00519680087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828217130931">
                <text:p>149.828217130931</text:p>
              </table:table-cell>
              <table:table-cell office:value-type="float" office:value="44.8282171309307">
                <text:p>44.8282171309307</text:p>
              </table:table-cell>
              <table:table-cell office:value-type="float" office:value="41.3141344095898">
                <text:p>41.314134409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.1829226978942">
                <text:p>81.1829226978942</text:p>
              </table:table-cell>
              <table:table-cell office:value-type="float" office:value="0">
                <text:p>0</text:p>
              </table:table-cell>
              <table:table-cell office:value-type="float" office:value="4.89231277036724">
                <text:p>4.89231277036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.622141882348">
                <text:p>102.622141882348</text:p>
              </table:table-cell>
              <table:table-cell office:value-type="float" office:value="0">
                <text:p>0</text:p>
              </table:table-cell>
              <table:table-cell office:value-type="float" office:value="8.98544363050797">
                <text:p>8.98544363050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39438428583">
                <text:p>88.039438428583</text:p>
              </table:table-cell>
              <table:table-cell office:value-type="float" office:value="0">
                <text:p>0</text:p>
              </table:table-cell>
              <table:table-cell office:value-type="float" office:value="7.70409185457088">
                <text:p>7.70409185457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9157071303387">
                <text:p>74.9157071303387</text:p>
              </table:table-cell>
              <table:table-cell office:value-type="float" office:value="0">
                <text:p>0</text:p>
              </table:table-cell>
              <table:table-cell office:value-type="float" office:value="-3.38475223438378">
                <text:p>-3.38475223438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.285222832327">
                <text:p>127.285222832327</text:p>
              </table:table-cell>
              <table:table-cell office:value-type="float" office:value="22.2852228323267">
                <text:p>22.2852228323267</text:p>
              </table:table-cell>
              <table:table-cell office:value-type="float" office:value="10.9834746083666">
                <text:p>10.9834746083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5259123514312">
                <text:p>81.5259123514312</text:p>
              </table:table-cell>
              <table:table-cell office:value-type="float" office:value="0">
                <text:p>0</text:p>
              </table:table-cell>
              <table:table-cell office:value-type="float" office:value="-6.67693958305063">
                <text:p>-6.67693958305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9439570336628">
                <text:p>69.9439570336628</text:p>
              </table:table-cell>
              <table:table-cell office:value-type="float" office:value="0">
                <text:p>0</text:p>
              </table:table-cell>
              <table:table-cell office:value-type="float" office:value="-7.81759400434143">
                <text:p>-7.81759400434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9.169898738943">
                <text:p>119.169898738943</text:p>
              </table:table-cell>
              <table:table-cell office:value-type="float" office:value="14.1698987389427">
                <text:p>14.1698987389427</text:p>
              </table:table-cell>
              <table:table-cell office:value-type="float" office:value="11.8506056201189">
                <text:p>11.8506056201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.772358530527">
                <text:p>113.772358530527</text:p>
              </table:table-cell>
              <table:table-cell office:value-type="float" office:value="8.77235853052724">
                <text:p>8.77235853052724</text:p>
              </table:table-cell>
              <table:table-cell office:value-type="float" office:value="7.29188010363895">
                <text:p>7.29188010363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.957831757581">
                <text:p>122.957831757581</text:p>
              </table:table-cell>
              <table:table-cell office:value-type="float" office:value="17.9578317575806">
                <text:p>17.9578317575806</text:p>
              </table:table-cell>
              <table:table-cell office:value-type="float" office:value="22.5374222047513">
                <text:p>22.5374222047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.882381291765">
                <text:p>119.882381291765</text:p>
              </table:table-cell>
              <table:table-cell office:value-type="float" office:value="14.8823812917653">
                <text:p>14.8823812917653</text:p>
              </table:table-cell>
              <table:table-cell office:value-type="float" office:value="15.9097719783378">
                <text:p>15.9097719783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5673764019425">
                <text:p>52.5673764019425</text:p>
              </table:table-cell>
              <table:table-cell office:value-type="float" office:value="0">
                <text:p>0</text:p>
              </table:table-cell>
              <table:table-cell office:value-type="float" office:value="-2.82682904217436">
                <text:p>-2.82682904217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.378371792314">
                <text:p>113.378371792314</text:p>
              </table:table-cell>
              <table:table-cell office:value-type="float" office:value="8.37837179231417">
                <text:p>8.37837179231417</text:p>
              </table:table-cell>
              <table:table-cell office:value-type="float" office:value="20.6601597112434">
                <text:p>20.66015971124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1.822125529739">
                <text:p>351.822125529739</text:p>
              </table:table-cell>
              <table:table-cell office:value-type="float" office:value="246.822125529739">
                <text:p>246.822125529739</text:p>
              </table:table-cell>
              <table:table-cell office:value-type="float" office:value="239.642567474411">
                <text:p>239.642567474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9879843891159">
                <text:p>56.9879843891159</text:p>
              </table:table-cell>
              <table:table-cell office:value-type="float" office:value="0">
                <text:p>0</text:p>
              </table:table-cell>
              <table:table-cell office:value-type="float" office:value="-2.15803272978578">
                <text:p>-2.15803272978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5.144427268031">
                <text:p>115.144427268031</text:p>
              </table:table-cell>
              <table:table-cell office:value-type="float" office:value="10.1444272680309">
                <text:p>10.1444272680309</text:p>
              </table:table-cell>
              <table:table-cell office:value-type="float" office:value="19.5746653215069">
                <text:p>19.57466532150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7349556212167">
                <text:p>72.7349556212167</text:p>
              </table:table-cell>
              <table:table-cell office:value-type="float" office:value="0">
                <text:p>0</text:p>
              </table:table-cell>
              <table:table-cell office:value-type="float" office:value="-10.7944090216823">
                <text:p>-10.79440902168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3501414490092">
                <text:p>93.3501414490092</text:p>
              </table:table-cell>
              <table:table-cell office:value-type="float" office:value="0">
                <text:p>0</text:p>
              </table:table-cell>
              <table:table-cell office:value-type="float" office:value="1.5621217935059">
                <text:p>1.5621217935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6149747521898">
                <text:p>85.6149747521898</text:p>
              </table:table-cell>
              <table:table-cell office:value-type="float" office:value="0">
                <text:p>0</text:p>
              </table:table-cell>
              <table:table-cell office:value-type="float" office:value="-8.67197302229287">
                <text:p>-8.67197302229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.840872440445">
                <text:p>179.840872440445</text:p>
              </table:table-cell>
              <table:table-cell office:value-type="float" office:value="74.8408724404447">
                <text:p>74.8408724404447</text:p>
              </table:table-cell>
              <table:table-cell office:value-type="float" office:value="61.0004555444213">
                <text:p>61.0004555444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778682563451">
                <text:p>97.778682563451</text:p>
              </table:table-cell>
              <table:table-cell office:value-type="float" office:value="0">
                <text:p>0</text:p>
              </table:table-cell>
              <table:table-cell office:value-type="float" office:value="12.2597588999555">
                <text:p>12.259758899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.704222700231">
                <text:p>113.704222700231</text:p>
              </table:table-cell>
              <table:table-cell office:value-type="float" office:value="8.70422270023148">
                <text:p>8.70422270023148</text:p>
              </table:table-cell>
              <table:table-cell office:value-type="float" office:value="10.4253045936524">
                <text:p>10.4253045936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.523526637053">
                <text:p>60.523526637053</text:p>
              </table:table-cell>
              <table:table-cell office:value-type="float" office:value="0">
                <text:p>0</text:p>
              </table:table-cell>
              <table:table-cell office:value-type="float" office:value="0.640516601924293">
                <text:p>0.640516601924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969263612344">
                <text:p>112.969263612344</text:p>
              </table:table-cell>
              <table:table-cell office:value-type="float" office:value="7.96926361234389">
                <text:p>7.96926361234389</text:p>
              </table:table-cell>
              <table:table-cell office:value-type="float" office:value="4.30858317502419">
                <text:p>4.308583175024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1883864338134">
                <text:p>55.1883864338134</text:p>
              </table:table-cell>
              <table:table-cell office:value-type="float" office:value="0">
                <text:p>0</text:p>
              </table:table-cell>
              <table:table-cell office:value-type="float" office:value="0.752147557206948">
                <text:p>0.752147557206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9444379569524">
                <text:p>61.9444379569524</text:p>
              </table:table-cell>
              <table:table-cell office:value-type="float" office:value="0">
                <text:p>0</text:p>
              </table:table-cell>
              <table:table-cell office:value-type="float" office:value="-12.545433434837">
                <text:p>-12.54543343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.376029908684">
                <text:p>100.376029908684</text:p>
              </table:table-cell>
              <table:table-cell office:value-type="float" office:value="0">
                <text:p>0</text:p>
              </table:table-cell>
              <table:table-cell office:value-type="float" office:value="9.45410840043329">
                <text:p>9.45410840043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3190926650433">
                <text:p>85.3190926650433</text:p>
              </table:table-cell>
              <table:table-cell office:value-type="float" office:value="0">
                <text:p>0</text:p>
              </table:table-cell>
              <table:table-cell office:value-type="float" office:value="4.43968167083606">
                <text:p>4.43968167083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8.466877315891">
                <text:p>158.466877315891</text:p>
              </table:table-cell>
              <table:table-cell office:value-type="float" office:value="53.4668773158909">
                <text:p>53.4668773158909</text:p>
              </table:table-cell>
              <table:table-cell office:value-type="float" office:value="54.3079810331312">
                <text:p>54.3079810331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.297675059321">
                <text:p>240.297675059321</text:p>
              </table:table-cell>
              <table:table-cell office:value-type="float" office:value="135.297675059321">
                <text:p>135.297675059321</text:p>
              </table:table-cell>
              <table:table-cell office:value-type="float" office:value="129.805306943704">
                <text:p>129.805306943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.2295947388893">
                <text:p>82.2295947388893</text:p>
              </table:table-cell>
              <table:table-cell office:value-type="float" office:value="0">
                <text:p>0</text:p>
              </table:table-cell>
              <table:table-cell office:value-type="float" office:value="2.26750617453925">
                <text:p>2.26750617453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.358557555689">
                <text:p>270.358557555689</text:p>
              </table:table-cell>
              <table:table-cell office:value-type="float" office:value="165.358557555689">
                <text:p>165.358557555689</text:p>
              </table:table-cell>
              <table:table-cell office:value-type="float" office:value="156.281900547453">
                <text:p>156.281900547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.1805728556062">
                <text:p>83.1805728556062</text:p>
              </table:table-cell>
              <table:table-cell office:value-type="float" office:value="0">
                <text:p>0</text:p>
              </table:table-cell>
              <table:table-cell office:value-type="float" office:value="4.46020413379699">
                <text:p>4.46020413379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.1352829243738">
                <text:p>91.1352829243738</text:p>
              </table:table-cell>
              <table:table-cell office:value-type="float" office:value="0">
                <text:p>0</text:p>
              </table:table-cell>
              <table:table-cell office:value-type="float" office:value="3.9338057311772">
                <text:p>3.9338057311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8784967391077">
                <text:p>55.8784967391077</text:p>
              </table:table-cell>
              <table:table-cell office:value-type="float" office:value="0">
                <text:p>0</text:p>
              </table:table-cell>
              <table:table-cell office:value-type="float" office:value="-4.09636667115929">
                <text:p>-4.09636667115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.373528286222">
                <text:p>182.373528286222</text:p>
              </table:table-cell>
              <table:table-cell office:value-type="float" office:value="77.3735282862223">
                <text:p>77.3735282862223</text:p>
              </table:table-cell>
              <table:table-cell office:value-type="float" office:value="53.0994106079172">
                <text:p>53.0994106079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3716518039059">
                <text:p>63.3716518039059</text:p>
              </table:table-cell>
              <table:table-cell office:value-type="float" office:value="0">
                <text:p>0</text:p>
              </table:table-cell>
              <table:table-cell office:value-type="float" office:value="2.29736750398747">
                <text:p>2.29736750398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867336664452">
                <text:p>107.867336664452</text:p>
              </table:table-cell>
              <table:table-cell office:value-type="float" office:value="2.8673366644521">
                <text:p>2.8673366644521</text:p>
              </table:table-cell>
              <table:table-cell office:value-type="float" office:value="15.915932504868">
                <text:p>15.915932504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5241618481759">
                <text:p>96.5241618481759</text:p>
              </table:table-cell>
              <table:table-cell office:value-type="float" office:value="0">
                <text:p>0</text:p>
              </table:table-cell>
              <table:table-cell office:value-type="float" office:value="7.47373846927166">
                <text:p>7.47373846927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6286058833545">
                <text:p>47.6286058833545</text:p>
              </table:table-cell>
              <table:table-cell office:value-type="float" office:value="0">
                <text:p>0</text:p>
              </table:table-cell>
              <table:table-cell office:value-type="float" office:value="0.0335807378795572">
                <text:p>0.03358073787955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.910629584547">
                <text:p>104.910629584547</text:p>
              </table:table-cell>
              <table:table-cell office:value-type="float" office:value="0">
                <text:p>0</text:p>
              </table:table-cell>
              <table:table-cell office:value-type="float" office:value="8.56758995613968">
                <text:p>8.56758995613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.724760005638">
                <text:p>140.724760005638</text:p>
              </table:table-cell>
              <table:table-cell office:value-type="float" office:value="35.724760005638">
                <text:p>35.724760005638</text:p>
              </table:table-cell>
              <table:table-cell office:value-type="float" office:value="38.4465626002314">
                <text:p>38.4465626002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.9114352744901">
                <text:p>45.9114352744901</text:p>
              </table:table-cell>
              <table:table-cell office:value-type="float" office:value="0">
                <text:p>0</text:p>
              </table:table-cell>
              <table:table-cell office:value-type="float" office:value="0.699560514760351">
                <text:p>0.699560514760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.4629152564033">
                <text:p>91.4629152564033</text:p>
              </table:table-cell>
              <table:table-cell office:value-type="float" office:value="0">
                <text:p>0</text:p>
              </table:table-cell>
              <table:table-cell office:value-type="float" office:value="2.31076249661058">
                <text:p>2.310762496610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7.468406735824">
                <text:p>247.468406735824</text:p>
              </table:table-cell>
              <table:table-cell office:value-type="float" office:value="142.468406735824">
                <text:p>142.468406735824</text:p>
              </table:table-cell>
              <table:table-cell office:value-type="float" office:value="136.138163374971">
                <text:p>136.1381633749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.166525881689">
                <text:p>121.166525881689</text:p>
              </table:table-cell>
              <table:table-cell office:value-type="float" office:value="16.1665258816891">
                <text:p>16.1665258816891</text:p>
              </table:table-cell>
              <table:table-cell office:value-type="float" office:value="20.4635693753638">
                <text:p>20.4635693753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7323837358691">
                <text:p>56.7323837358691</text:p>
              </table:table-cell>
              <table:table-cell office:value-type="float" office:value="0">
                <text:p>0</text:p>
              </table:table-cell>
              <table:table-cell office:value-type="float" office:value="-0.666449468713592">
                <text:p>-0.666449468713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.758900003916">
                <text:p>122.758900003916</text:p>
              </table:table-cell>
              <table:table-cell office:value-type="float" office:value="17.7589000039156">
                <text:p>17.7589000039156</text:p>
              </table:table-cell>
              <table:table-cell office:value-type="float" office:value="18.6989002684673">
                <text:p>18.69890026846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.958474842824">
                <text:p>93.958474842824</text:p>
              </table:table-cell>
              <table:table-cell office:value-type="float" office:value="0">
                <text:p>0</text:p>
              </table:table-cell>
              <table:table-cell office:value-type="float" office:value="1.19887509676002">
                <text:p>1.19887509676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9.204949030297">
                <text:p>249.204949030297</text:p>
              </table:table-cell>
              <table:table-cell office:value-type="float" office:value="144.204949030297">
                <text:p>144.204949030297</text:p>
              </table:table-cell>
              <table:table-cell office:value-type="float" office:value="130.93767369634">
                <text:p>130.937673696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.456003557932">
                <text:p>122.456003557932</text:p>
              </table:table-cell>
              <table:table-cell office:value-type="float" office:value="17.4560035579324">
                <text:p>17.4560035579324</text:p>
              </table:table-cell>
              <table:table-cell office:value-type="float" office:value="20.0958619093318">
                <text:p>20.0958619093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5260837781977">
                <text:p>77.5260837781977</text:p>
              </table:table-cell>
              <table:table-cell office:value-type="float" office:value="0">
                <text:p>0</text:p>
              </table:table-cell>
              <table:table-cell office:value-type="float" office:value="-4.95304134193449">
                <text:p>-4.95304134193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.7590921479678">
                <text:p>65.7590921479678</text:p>
              </table:table-cell>
              <table:table-cell office:value-type="float" office:value="0">
                <text:p>0</text:p>
              </table:table-cell>
              <table:table-cell office:value-type="float" office:value="2.36785933866451">
                <text:p>2.36785933866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.8429136627904">
                <text:p>86.8429136627904</text:p>
              </table:table-cell>
              <table:table-cell office:value-type="float" office:value="0">
                <text:p>0</text:p>
              </table:table-cell>
              <table:table-cell office:value-type="float" office:value="-0.187216791584675">
                <text:p>-0.187216791584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.762142894394">
                <text:p>112.762142894394</text:p>
              </table:table-cell>
              <table:table-cell office:value-type="float" office:value="7.76214289439372">
                <text:p>7.76214289439372</text:p>
              </table:table-cell>
              <table:table-cell office:value-type="float" office:value="14.8659492444786">
                <text:p>14.86594924447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.731114155241">
                <text:p>63.731114155241</text:p>
              </table:table-cell>
              <table:table-cell office:value-type="float" office:value="0">
                <text:p>0</text:p>
              </table:table-cell>
              <table:table-cell office:value-type="float" office:value="-1.0964460572022">
                <text:p>-1.0964460572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.966815657498">
                <text:p>100.966815657498</text:p>
              </table:table-cell>
              <table:table-cell office:value-type="float" office:value="0">
                <text:p>0</text:p>
              </table:table-cell>
              <table:table-cell office:value-type="float" office:value="-5.86970087132541">
                <text:p>-5.869700871325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.9651615108529">
                <text:p>98.9651615108529</text:p>
              </table:table-cell>
              <table:table-cell office:value-type="float" office:value="0">
                <text:p>0</text:p>
              </table:table-cell>
              <table:table-cell office:value-type="float" office:value="2.4878650769856">
                <text:p>2.4878650769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.7508922628917">
                <text:p>61.7508922628917</text:p>
              </table:table-cell>
              <table:table-cell office:value-type="float" office:value="0">
                <text:p>0</text:p>
              </table:table-cell>
              <table:table-cell office:value-type="float" office:value="-0.901578239273597">
                <text:p>-0.9015782392735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.323780981815">
                <text:p>117.323780981815</text:p>
              </table:table-cell>
              <table:table-cell office:value-type="float" office:value="12.3237809818148">
                <text:p>12.3237809818148</text:p>
              </table:table-cell>
              <table:table-cell office:value-type="float" office:value="13.168622766829">
                <text:p>13.1686227668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.3308589036134">
                <text:p>69.3308589036134</text:p>
              </table:table-cell>
              <table:table-cell office:value-type="float" office:value="0">
                <text:p>0</text:p>
              </table:table-cell>
              <table:table-cell office:value-type="float" office:value="-2.09244828742948">
                <text:p>-2.09244828742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.064390072113">
                <text:p>121.064390072113</text:p>
              </table:table-cell>
              <table:table-cell office:value-type="float" office:value="16.0643900721135">
                <text:p>16.0643900721135</text:p>
              </table:table-cell>
              <table:table-cell office:value-type="float" office:value="15.08443773866">
                <text:p>15.08443773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4880149548436">
                <text:p>74.4880149548436</text:p>
              </table:table-cell>
              <table:table-cell office:value-type="float" office:value="0">
                <text:p>0</text:p>
              </table:table-cell>
              <table:table-cell office:value-type="float" office:value="-0.0382479592568231">
                <text:p>-0.03824795925682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.523216289334">
                <text:p>149.523216289334</text:p>
              </table:table-cell>
              <table:table-cell office:value-type="float" office:value="44.5232162893341">
                <text:p>44.5232162893341</text:p>
              </table:table-cell>
              <table:table-cell office:value-type="float" office:value="45.8983241563684">
                <text:p>45.8983241563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1043097572144">
                <text:p>42.1043097572144</text:p>
              </table:table-cell>
              <table:table-cell office:value-type="float" office:value="0">
                <text:p>0</text:p>
              </table:table-cell>
              <table:table-cell office:value-type="float" office:value="-6.43552862415104">
                <text:p>-6.43552862415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9917835568356">
                <text:p>44.9917835568356</text:p>
              </table:table-cell>
              <table:table-cell office:value-type="float" office:value="0">
                <text:p>0</text:p>
              </table:table-cell>
              <table:table-cell office:value-type="float" office:value="-2.77466052468122">
                <text:p>-2.77466052468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898622116809">
                <text:p>123.898622116809</text:p>
              </table:table-cell>
              <table:table-cell office:value-type="float" office:value="18.8986221168094">
                <text:p>18.8986221168094</text:p>
              </table:table-cell>
              <table:table-cell office:value-type="float" office:value="19.4187397085813">
                <text:p>19.41873970858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144749231543">
                <text:p>56.144749231543</text:p>
              </table:table-cell>
              <table:table-cell office:value-type="float" office:value="0">
                <text:p>0</text:p>
              </table:table-cell>
              <table:table-cell office:value-type="float" office:value="-0.453983649668903">
                <text:p>-0.45398364966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.145026493286">
                <text:p>132.145026493286</text:p>
              </table:table-cell>
              <table:table-cell office:value-type="float" office:value="27.145026493286">
                <text:p>27.145026493286</text:p>
              </table:table-cell>
              <table:table-cell office:value-type="float" office:value="29.7953022144211">
                <text:p>29.7953022144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.922225117608">
                <text:p>108.922225117608</text:p>
              </table:table-cell>
              <table:table-cell office:value-type="float" office:value="3.92222511760761">
                <text:p>3.92222511760761</text:p>
              </table:table-cell>
              <table:table-cell office:value-type="float" office:value="6.54025683132721">
                <text:p>6.540256831327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.169350052757">
                <text:p>142.169350052757</text:p>
              </table:table-cell>
              <table:table-cell office:value-type="float" office:value="37.1693500527568">
                <text:p>37.1693500527568</text:p>
              </table:table-cell>
              <table:table-cell office:value-type="float" office:value="31.6102276378665">
                <text:p>31.6102276378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1.486567947545">
                <text:p>191.486567947545</text:p>
              </table:table-cell>
              <table:table-cell office:value-type="float" office:value="86.486567947545">
                <text:p>86.486567947545</text:p>
              </table:table-cell>
              <table:table-cell office:value-type="float" office:value="78.2142981298442">
                <text:p>78.2142981298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2278235718006">
                <text:p>34.2278235718006</text:p>
              </table:table-cell>
              <table:table-cell office:value-type="float" office:value="0">
                <text:p>0</text:p>
              </table:table-cell>
              <table:table-cell office:value-type="float" office:value="-0.772768689598707">
                <text:p>-0.772768689598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8242554534347">
                <text:p>79.8242554534347</text:p>
              </table:table-cell>
              <table:table-cell office:value-type="float" office:value="0">
                <text:p>0</text:p>
              </table:table-cell>
              <table:table-cell office:value-type="float" office:value="1.47305752651125">
                <text:p>1.47305752651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.632137025366">
                <text:p>118.632137025366</text:p>
              </table:table-cell>
              <table:table-cell office:value-type="float" office:value="13.632137025366">
                <text:p>13.632137025366</text:p>
              </table:table-cell>
              <table:table-cell office:value-type="float" office:value="10.3797961560388">
                <text:p>10.3797961560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.4946247862401">
                <text:p>91.4946247862401</text:p>
              </table:table-cell>
              <table:table-cell office:value-type="float" office:value="0">
                <text:p>0</text:p>
              </table:table-cell>
              <table:table-cell office:value-type="float" office:value="-0.910870334221301">
                <text:p>-0.9108703342213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0.286916391572">
                <text:p>190.286916391572</text:p>
              </table:table-cell>
              <table:table-cell office:value-type="float" office:value="85.2869163915721">
                <text:p>85.2869163915721</text:p>
              </table:table-cell>
              <table:table-cell office:value-type="float" office:value="84.5175640638462">
                <text:p>84.5175640638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.042333957866">
                <text:p>139.042333957866</text:p>
              </table:table-cell>
              <table:table-cell office:value-type="float" office:value="34.0423339578658">
                <text:p>34.0423339578658</text:p>
              </table:table-cell>
              <table:table-cell office:value-type="float" office:value="30.0044862092543">
                <text:p>30.0044862092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.155371106471">
                <text:p>125.155371106471</text:p>
              </table:table-cell>
              <table:table-cell office:value-type="float" office:value="20.1553711064715">
                <text:p>20.1553711064715</text:p>
              </table:table-cell>
              <table:table-cell office:value-type="float" office:value="26.62638626504">
                <text:p>26.626386265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.810526869627">
                <text:p>85.810526869627</text:p>
              </table:table-cell>
              <table:table-cell office:value-type="float" office:value="0">
                <text:p>0</text:p>
              </table:table-cell>
              <table:table-cell office:value-type="float" office:value="4.09230255775024">
                <text:p>4.09230255775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.3654220217308">
                <text:p>45.3654220217308</text:p>
              </table:table-cell>
              <table:table-cell office:value-type="float" office:value="0">
                <text:p>0</text:p>
              </table:table-cell>
              <table:table-cell office:value-type="float" office:value="-8.4283322923147">
                <text:p>-8.42833229231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.0687978558579">
                <text:p>80.0687978558579</text:p>
              </table:table-cell>
              <table:table-cell office:value-type="float" office:value="0">
                <text:p>0</text:p>
              </table:table-cell>
              <table:table-cell office:value-type="float" office:value="-0.363317361339646">
                <text:p>-0.3633173613396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.8928382823546">
                <text:p>90.8928382823546</text:p>
              </table:table-cell>
              <table:table-cell office:value-type="float" office:value="0">
                <text:p>0</text:p>
              </table:table-cell>
              <table:table-cell office:value-type="float" office:value="5.24979079676725">
                <text:p>5.24979079676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.938441248232">
                <text:p>102.938441248232</text:p>
              </table:table-cell>
              <table:table-cell office:value-type="float" office:value="0">
                <text:p>0</text:p>
              </table:table-cell>
              <table:table-cell office:value-type="float" office:value="0.233410256460942">
                <text:p>0.2334102564609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4.1642454900672">
                <text:p>94.1642454900672</text:p>
              </table:table-cell>
              <table:table-cell office:value-type="float" office:value="0">
                <text:p>0</text:p>
              </table:table-cell>
              <table:table-cell office:value-type="float" office:value="1.19539696838536">
                <text:p>1.19539696838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.7128520717074">
                <text:p>61.7128520717074</text:p>
              </table:table-cell>
              <table:table-cell office:value-type="float" office:value="0">
                <text:p>0</text:p>
              </table:table-cell>
              <table:table-cell office:value-type="float" office:value="-2.95179763964311">
                <text:p>-2.951797639643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.885492473434">
                <text:p>157.885492473434</text:p>
              </table:table-cell>
              <table:table-cell office:value-type="float" office:value="52.8854924734339">
                <text:p>52.8854924734339</text:p>
              </table:table-cell>
              <table:table-cell office:value-type="float" office:value="50.1785303435481">
                <text:p>50.17853034354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365362344652">
                <text:p>139.365362344652</text:p>
              </table:table-cell>
              <table:table-cell office:value-type="float" office:value="34.3653623446518">
                <text:p>34.3653623446518</text:p>
              </table:table-cell>
              <table:table-cell office:value-type="float" office:value="37.898176951556">
                <text:p>37.898176951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.5108704966517">
                <text:p>72.5108704966517</text:p>
              </table:table-cell>
              <table:table-cell office:value-type="float" office:value="0">
                <text:p>0</text:p>
              </table:table-cell>
              <table:table-cell office:value-type="float" office:value="-1.4981515672456">
                <text:p>-1.4981515672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.8050558321813">
                <text:p>66.8050558321813</text:p>
              </table:table-cell>
              <table:table-cell office:value-type="float" office:value="0">
                <text:p>0</text:p>
              </table:table-cell>
              <table:table-cell office:value-type="float" office:value="-3.55566183049195">
                <text:p>-3.55566183049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.934256262804">
                <text:p>114.934256262804</text:p>
              </table:table-cell>
              <table:table-cell office:value-type="float" office:value="9.9342562628035">
                <text:p>9.9342562628035</text:p>
              </table:table-cell>
              <table:table-cell office:value-type="float" office:value="8.08263578265094">
                <text:p>8.08263578265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.209256249058">
                <text:p>115.209256249058</text:p>
              </table:table-cell>
              <table:table-cell office:value-type="float" office:value="10.2092562490575">
                <text:p>10.2092562490575</text:p>
              </table:table-cell>
              <table:table-cell office:value-type="float" office:value="0.235838845945921">
                <text:p>0.2358388459459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.8642919894068">
                <text:p>61.8642919894068</text:p>
              </table:table-cell>
              <table:table-cell office:value-type="float" office:value="0">
                <text:p>0</text:p>
              </table:table-cell>
              <table:table-cell office:value-type="float" office:value="-4.3558994367409">
                <text:p>-4.35589943674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6362879215351">
                <text:p>74.6362879215351</text:p>
              </table:table-cell>
              <table:table-cell office:value-type="float" office:value="0">
                <text:p>0</text:p>
              </table:table-cell>
              <table:table-cell office:value-type="float" office:value="-5.57158260058553">
                <text:p>-5.571582600585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.928051850755">
                <text:p>149.928051850755</text:p>
              </table:table-cell>
              <table:table-cell office:value-type="float" office:value="44.9280518507555">
                <text:p>44.9280518507555</text:p>
              </table:table-cell>
              <table:table-cell office:value-type="float" office:value="39.1587286258485">
                <text:p>39.1587286258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.0781948609602">
                <text:p>96.0781948609602</text:p>
              </table:table-cell>
              <table:table-cell office:value-type="float" office:value="0">
                <text:p>0</text:p>
              </table:table-cell>
              <table:table-cell office:value-type="float" office:value="8.43823320238622">
                <text:p>8.438233202386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0706650079511">
                <text:p>93.0706650079511</text:p>
              </table:table-cell>
              <table:table-cell office:value-type="float" office:value="0">
                <text:p>0</text:p>
              </table:table-cell>
              <table:table-cell office:value-type="float" office:value="-6.04939260831306">
                <text:p>-6.049392608313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.8293579785797">
                <text:p>66.8293579785797</text:p>
              </table:table-cell>
              <table:table-cell office:value-type="float" office:value="0">
                <text:p>0</text:p>
              </table:table-cell>
              <table:table-cell office:value-type="float" office:value="-0.250235774170372">
                <text:p>-0.2502357741703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.1035119866341">
                <text:p>53.1035119866341</text:p>
              </table:table-cell>
              <table:table-cell office:value-type="float" office:value="0">
                <text:p>0</text:p>
              </table:table-cell>
              <table:table-cell office:value-type="float" office:value="-2.84298962636362">
                <text:p>-2.84298962636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1.407217148093">
                <text:p>121.407217148093</text:p>
              </table:table-cell>
              <table:table-cell office:value-type="float" office:value="16.4072171480929">
                <text:p>16.4072171480929</text:p>
              </table:table-cell>
              <table:table-cell office:value-type="float" office:value="22.640621052284">
                <text:p>22.6406210522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4.5833988633927">
                <text:p>94.5833988633927</text:p>
              </table:table-cell>
              <table:table-cell office:value-type="float" office:value="0">
                <text:p>0</text:p>
              </table:table-cell>
              <table:table-cell office:value-type="float" office:value="10.8806514070727">
                <text:p>10.8806514070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198357147502">
                <text:p>124.198357147502</text:p>
              </table:table-cell>
              <table:table-cell office:value-type="float" office:value="19.1983571475017">
                <text:p>19.1983571475017</text:p>
              </table:table-cell>
              <table:table-cell office:value-type="float" office:value="26.2880321449517">
                <text:p>26.2880321449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.013591267272">
                <text:p>167.013591267272</text:p>
              </table:table-cell>
              <table:table-cell office:value-type="float" office:value="62.013591267272">
                <text:p>62.013591267272</text:p>
              </table:table-cell>
              <table:table-cell office:value-type="float" office:value="60.2193782110474">
                <text:p>60.21937821104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94893396241">
                <text:p>106.94893396241</text:p>
              </table:table-cell>
              <table:table-cell office:value-type="float" office:value="1.94893396240997">
                <text:p>1.94893396240997</text:p>
              </table:table-cell>
              <table:table-cell office:value-type="float" office:value="9.6629845981585">
                <text:p>9.66298459815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.3490791577412">
                <text:p>97.3490791577412</text:p>
              </table:table-cell>
              <table:table-cell office:value-type="float" office:value="0">
                <text:p>0</text:p>
              </table:table-cell>
              <table:table-cell office:value-type="float" office:value="10.6665468516387">
                <text:p>10.6665468516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.918571506484">
                <text:p>140.918571506484</text:p>
              </table:table-cell>
              <table:table-cell office:value-type="float" office:value="35.9185715064838">
                <text:p>35.9185715064838</text:p>
              </table:table-cell>
              <table:table-cell office:value-type="float" office:value="38.2046418518214">
                <text:p>38.2046418518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8.213256339986">
                <text:p>208.213256339986</text:p>
              </table:table-cell>
              <table:table-cell office:value-type="float" office:value="103.213256339986">
                <text:p>103.213256339986</text:p>
              </table:table-cell>
              <table:table-cell office:value-type="float" office:value="105.555490467292">
                <text:p>105.555490467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.6234428599582">
                <text:p>72.6234428599582</text:p>
              </table:table-cell>
              <table:table-cell office:value-type="float" office:value="0">
                <text:p>0</text:p>
              </table:table-cell>
              <table:table-cell office:value-type="float" office:value="0.13018351866026">
                <text:p>0.13018351866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.389910531872">
                <text:p>142.389910531872</text:p>
              </table:table-cell>
              <table:table-cell office:value-type="float" office:value="37.3899105318722">
                <text:p>37.3899105318722</text:p>
              </table:table-cell>
              <table:table-cell office:value-type="float" office:value="38.4981620869974">
                <text:p>38.49816208699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.9536308726">
                <text:p>101.9536308726</text:p>
              </table:table-cell>
              <table:table-cell office:value-type="float" office:value="0">
                <text:p>0</text:p>
              </table:table-cell>
              <table:table-cell office:value-type="float" office:value="11.5480409757707">
                <text:p>11.5480409757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9.569570353334">
                <text:p>189.569570353334</text:p>
              </table:table-cell>
              <table:table-cell office:value-type="float" office:value="84.5695703533342">
                <text:p>84.5695703533342</text:p>
              </table:table-cell>
              <table:table-cell office:value-type="float" office:value="88.9670247697662">
                <text:p>88.96702476976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9.277269575965">
                <text:p>159.277269575965</text:p>
              </table:table-cell>
              <table:table-cell office:value-type="float" office:value="54.2772695759651">
                <text:p>54.2772695759651</text:p>
              </table:table-cell>
              <table:table-cell office:value-type="float" office:value="53.4560022359">
                <text:p>53.45600223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2.1611607488">
                <text:p>142.1611607488</text:p>
              </table:table-cell>
              <table:table-cell office:value-type="float" office:value="37.1611607488001">
                <text:p>37.1611607488001</text:p>
              </table:table-cell>
              <table:table-cell office:value-type="float" office:value="34.6890879644649">
                <text:p>34.6890879644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8.596778007909">
                <text:p>118.596778007909</text:p>
              </table:table-cell>
              <table:table-cell office:value-type="float" office:value="13.5967780079088">
                <text:p>13.5967780079088</text:p>
              </table:table-cell>
              <table:table-cell office:value-type="float" office:value="13.5420742353683">
                <text:p>13.5420742353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8.30142754151">
                <text:p>218.30142754151</text:p>
              </table:table-cell>
              <table:table-cell office:value-type="float" office:value="113.30142754151">
                <text:p>113.30142754151</text:p>
              </table:table-cell>
              <table:table-cell office:value-type="float" office:value="108.444536131608">
                <text:p>108.444536131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9.375763081586">
                <text:p>139.375763081586</text:p>
              </table:table-cell>
              <table:table-cell office:value-type="float" office:value="34.3757630815863">
                <text:p>34.3757630815863</text:p>
              </table:table-cell>
              <table:table-cell office:value-type="float" office:value="36.3346582839133">
                <text:p>36.3346582839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.2480176788666">
                <text:p>95.2480176788666</text:p>
              </table:table-cell>
              <table:table-cell office:value-type="float" office:value="0">
                <text:p>0</text:p>
              </table:table-cell>
              <table:table-cell office:value-type="float" office:value="-12.6143175179634">
                <text:p>-12.6143175179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.8640244743681">
                <text:p>84.8640244743681</text:p>
              </table:table-cell>
              <table:table-cell office:value-type="float" office:value="0">
                <text:p>0</text:p>
              </table:table-cell>
              <table:table-cell office:value-type="float" office:value="-6.88550316799453">
                <text:p>-6.885503167994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.607700050023">
                <text:p>147.607700050023</text:p>
              </table:table-cell>
              <table:table-cell office:value-type="float" office:value="42.6077000500227">
                <text:p>42.6077000500227</text:p>
              </table:table-cell>
              <table:table-cell office:value-type="float" office:value="41.9480381462716">
                <text:p>41.9480381462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.2023858405303">
                <text:p>47.2023858405303</text:p>
              </table:table-cell>
              <table:table-cell office:value-type="float" office:value="0">
                <text:p>0</text:p>
              </table:table-cell>
              <table:table-cell office:value-type="float" office:value="-3.67158649288492">
                <text:p>-3.67158649288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3.077379535898">
                <text:p>153.077379535898</text:p>
              </table:table-cell>
              <table:table-cell office:value-type="float" office:value="48.0773795358981">
                <text:p>48.0773795358981</text:p>
              </table:table-cell>
              <table:table-cell office:value-type="float" office:value="51.811743628769">
                <text:p>51.8117436287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1.84463499605">
                <text:p>151.84463499605</text:p>
              </table:table-cell>
              <table:table-cell office:value-type="float" office:value="46.8446349960503">
                <text:p>46.8446349960503</text:p>
              </table:table-cell>
              <table:table-cell office:value-type="float" office:value="35.684245645323">
                <text:p>35.6842456453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.6155089892154">
                <text:p>80.6155089892154</text:p>
              </table:table-cell>
              <table:table-cell office:value-type="float" office:value="0">
                <text:p>0</text:p>
              </table:table-cell>
              <table:table-cell office:value-type="float" office:value="2.13992258441943">
                <text:p>2.13992258441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.426173295667">
                <text:p>103.426173295667</text:p>
              </table:table-cell>
              <table:table-cell office:value-type="float" office:value="0">
                <text:p>0</text:p>
              </table:table-cell>
              <table:table-cell office:value-type="float" office:value="11.3357911373836">
                <text:p>11.33579113738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.4111708289102">
                <text:p>69.4111708289102</text:p>
              </table:table-cell>
              <table:table-cell office:value-type="float" office:value="0">
                <text:p>0</text:p>
              </table:table-cell>
              <table:table-cell office:value-type="float" office:value="-2.21684885996282">
                <text:p>-2.21684885996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5.42754389032">
                <text:p>145.42754389032</text:p>
              </table:table-cell>
              <table:table-cell office:value-type="float" office:value="40.4275438903196">
                <text:p>40.4275438903196</text:p>
              </table:table-cell>
              <table:table-cell office:value-type="float" office:value="29.8804407560474">
                <text:p>29.8804407560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1.829283698786">
                <text:p>171.829283698786</text:p>
              </table:table-cell>
              <table:table-cell office:value-type="float" office:value="66.8292836987861">
                <text:p>66.8292836987861</text:p>
              </table:table-cell>
              <table:table-cell office:value-type="float" office:value="67.9712512878277">
                <text:p>67.9712512878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0189245268514">
                <text:p>69.0189245268514</text:p>
              </table:table-cell>
              <table:table-cell office:value-type="float" office:value="0">
                <text:p>0</text:p>
              </table:table-cell>
              <table:table-cell office:value-type="float" office:value="4.8157301999262">
                <text:p>4.8157301999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2.8499412915087">
                <text:p>82.8499412915087</text:p>
              </table:table-cell>
              <table:table-cell office:value-type="float" office:value="0">
                <text:p>0</text:p>
              </table:table-cell>
              <table:table-cell office:value-type="float" office:value="-18.5313237135267">
                <text:p>-18.53132371352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.3634064333556">
                <text:p>75.3634064333556</text:p>
              </table:table-cell>
              <table:table-cell office:value-type="float" office:value="0">
                <text:p>0</text:p>
              </table:table-cell>
              <table:table-cell office:value-type="float" office:value="-8.0715674998519">
                <text:p>-8.0715674998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.667632070262">
                <text:p>149.667632070262</text:p>
              </table:table-cell>
              <table:table-cell office:value-type="float" office:value="44.6676320702622">
                <text:p>44.6676320702622</text:p>
              </table:table-cell>
              <table:table-cell office:value-type="float" office:value="40.2068736880506">
                <text:p>40.20687368805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6986667177526">
                <text:p>62.6986667177526</text:p>
              </table:table-cell>
              <table:table-cell office:value-type="float" office:value="0">
                <text:p>0</text:p>
              </table:table-cell>
              <table:table-cell office:value-type="float" office:value="-0.0660861333912308">
                <text:p>-0.0660861333912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8.251259690089">
                <text:p>218.251259690089</text:p>
              </table:table-cell>
              <table:table-cell office:value-type="float" office:value="113.251259690089">
                <text:p>113.251259690089</text:p>
              </table:table-cell>
              <table:table-cell office:value-type="float" office:value="110.681175742157">
                <text:p>110.681175742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.404035098142">
                <text:p>77.404035098142</text:p>
              </table:table-cell>
              <table:table-cell office:value-type="float" office:value="0">
                <text:p>0</text:p>
              </table:table-cell>
              <table:table-cell office:value-type="float" office:value="0.252064370214768">
                <text:p>0.252064370214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.562647364488">
                <text:p>77.562647364488</text:p>
              </table:table-cell>
              <table:table-cell office:value-type="float" office:value="0">
                <text:p>0</text:p>
              </table:table-cell>
              <table:table-cell office:value-type="float" office:value="4.80035001474838">
                <text:p>4.80035001474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5492163486709">
                <text:p>95.5492163486709</text:p>
              </table:table-cell>
              <table:table-cell office:value-type="float" office:value="0">
                <text:p>0</text:p>
              </table:table-cell>
              <table:table-cell office:value-type="float" office:value="-4.11978485946295">
                <text:p>-4.119784859462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.7693095055204">
                <text:p>90.7693095055204</text:p>
              </table:table-cell>
              <table:table-cell office:value-type="float" office:value="0">
                <text:p>0</text:p>
              </table:table-cell>
              <table:table-cell office:value-type="float" office:value="-1.62580574324331">
                <text:p>-1.62580574324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3.298566273515">
                <text:p>233.298566273515</text:p>
              </table:table-cell>
              <table:table-cell office:value-type="float" office:value="128.298566273515">
                <text:p>128.298566273515</text:p>
              </table:table-cell>
              <table:table-cell office:value-type="float" office:value="123.867333150264">
                <text:p>123.86733315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3.099260258086">
                <text:p>143.099260258086</text:p>
              </table:table-cell>
              <table:table-cell office:value-type="float" office:value="38.0992602580856">
                <text:p>38.0992602580856</text:p>
              </table:table-cell>
              <table:table-cell office:value-type="float" office:value="40.283431145796">
                <text:p>40.283431145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0.305744707926">
                <text:p>130.305744707926</text:p>
              </table:table-cell>
              <table:table-cell office:value-type="float" office:value="25.3057447079263">
                <text:p>25.3057447079263</text:p>
              </table:table-cell>
              <table:table-cell office:value-type="float" office:value="32.450512975989">
                <text:p>32.4505129759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2880559455893">
                <text:p>42.2880559455893</text:p>
              </table:table-cell>
              <table:table-cell office:value-type="float" office:value="0">
                <text:p>0</text:p>
              </table:table-cell>
              <table:table-cell office:value-type="float" office:value="-6.49565741616122">
                <text:p>-6.495657416161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.306047111727">
                <text:p>120.306047111727</text:p>
              </table:table-cell>
              <table:table-cell office:value-type="float" office:value="15.3060471117274">
                <text:p>15.3060471117274</text:p>
              </table:table-cell>
              <table:table-cell office:value-type="float" office:value="19.5020546091827">
                <text:p>19.50205460918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8.146870529398">
                <text:p>138.146870529398</text:p>
              </table:table-cell>
              <table:table-cell office:value-type="float" office:value="33.1468705293977">
                <text:p>33.1468705293977</text:p>
              </table:table-cell>
              <table:table-cell office:value-type="float" office:value="28.1913926645562">
                <text:p>28.1913926645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.078711967679">
                <text:p>103.078711967679</text:p>
              </table:table-cell>
              <table:table-cell office:value-type="float" office:value="0">
                <text:p>0</text:p>
              </table:table-cell>
              <table:table-cell office:value-type="float" office:value="6.79007111320892">
                <text:p>6.79007111320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367453985909">
                <text:p>158.367453985909</text:p>
              </table:table-cell>
              <table:table-cell office:value-type="float" office:value="53.3674539859091">
                <text:p>53.3674539859091</text:p>
              </table:table-cell>
              <table:table-cell office:value-type="float" office:value="54.1284624241287">
                <text:p>54.1284624241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.0799750172138">
                <text:p>68.0799750172138</text:p>
              </table:table-cell>
              <table:table-cell office:value-type="float" office:value="0">
                <text:p>0</text:p>
              </table:table-cell>
              <table:table-cell office:value-type="float" office:value="0.164427041585606">
                <text:p>0.1644270415856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2.03577275693">
                <text:p>152.03577275693</text:p>
              </table:table-cell>
              <table:table-cell office:value-type="float" office:value="47.0357727569303">
                <text:p>47.0357727569303</text:p>
              </table:table-cell>
              <table:table-cell office:value-type="float" office:value="41.9855360087391">
                <text:p>41.9855360087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.0311246202494">
                <text:p>82.0311246202494</text:p>
              </table:table-cell>
              <table:table-cell office:value-type="float" office:value="0">
                <text:p>0</text:p>
              </table:table-cell>
              <table:table-cell office:value-type="float" office:value="4.1459902106561">
                <text:p>4.14599021065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.4892925849559">
                <text:p>80.4892925849559</text:p>
              </table:table-cell>
              <table:table-cell office:value-type="float" office:value="0">
                <text:p>0</text:p>
              </table:table-cell>
              <table:table-cell office:value-type="float" office:value="7.47790557369411">
                <text:p>7.477905573694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1.393048367878">
                <text:p>181.393048367878</text:p>
              </table:table-cell>
              <table:table-cell office:value-type="float" office:value="76.3930483678777">
                <text:p>76.3930483678777</text:p>
              </table:table-cell>
              <table:table-cell office:value-type="float" office:value="75.0407033812748">
                <text:p>75.0407033812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.2763067444545">
                <text:p>84.2763067444545</text:p>
              </table:table-cell>
              <table:table-cell office:value-type="float" office:value="0">
                <text:p>0</text:p>
              </table:table-cell>
              <table:table-cell office:value-type="float" office:value="4.41840201174005">
                <text:p>4.41840201174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.0598097111989">
                <text:p>85.0598097111989</text:p>
              </table:table-cell>
              <table:table-cell office:value-type="float" office:value="0">
                <text:p>0</text:p>
              </table:table-cell>
              <table:table-cell office:value-type="float" office:value="0.416754477357186">
                <text:p>0.416754477357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4.498918443664">
                <text:p>164.498918443664</text:p>
              </table:table-cell>
              <table:table-cell office:value-type="float" office:value="59.4989184436641">
                <text:p>59.4989184436641</text:p>
              </table:table-cell>
              <table:table-cell office:value-type="float" office:value="52.961370881184">
                <text:p>52.961370881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.460053549515">
                <text:p>128.460053549515</text:p>
              </table:table-cell>
              <table:table-cell office:value-type="float" office:value="23.4600535495153">
                <text:p>23.4600535495153</text:p>
              </table:table-cell>
              <table:table-cell office:value-type="float" office:value="25.6093500008017">
                <text:p>25.60935000080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.982995035854">
                <text:p>129.982995035854</text:p>
              </table:table-cell>
              <table:table-cell office:value-type="float" office:value="24.9829950358541">
                <text:p>24.9829950358541</text:p>
              </table:table-cell>
              <table:table-cell office:value-type="float" office:value="26.4765339194814">
                <text:p>26.47653391948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205549456117">
                <text:p>120.205549456117</text:p>
              </table:table-cell>
              <table:table-cell office:value-type="float" office:value="15.205549456117">
                <text:p>15.205549456117</text:p>
              </table:table-cell>
              <table:table-cell office:value-type="float" office:value="23.3602851939279">
                <text:p>23.36028519392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2672316630946">
                <text:p>67.2672316630946</text:p>
              </table:table-cell>
              <table:table-cell office:value-type="float" office:value="0">
                <text:p>0</text:p>
              </table:table-cell>
              <table:table-cell office:value-type="float" office:value="-4.37438655958792">
                <text:p>-4.37438655958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.8896580921145">
                <text:p>41.8896580921145</text:p>
              </table:table-cell>
              <table:table-cell office:value-type="float" office:value="0">
                <text:p>0</text:p>
              </table:table-cell>
              <table:table-cell office:value-type="float" office:value="-8.26461485845695">
                <text:p>-8.264614858456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.0596126125073">
                <text:p>63.0596126125073</text:p>
              </table:table-cell>
              <table:table-cell office:value-type="float" office:value="0">
                <text:p>0</text:p>
              </table:table-cell>
              <table:table-cell office:value-type="float" office:value="1.88390530644634">
                <text:p>1.883905306446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.0562773600818">
                <text:p>62.0562773600818</text:p>
              </table:table-cell>
              <table:table-cell office:value-type="float" office:value="0">
                <text:p>0</text:p>
              </table:table-cell>
              <table:table-cell office:value-type="float" office:value="-7.41416818013501">
                <text:p>-7.41416818013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.524114441309">
                <text:p>204.524114441309</text:p>
              </table:table-cell>
              <table:table-cell office:value-type="float" office:value="99.5241144413094">
                <text:p>99.5241144413094</text:p>
              </table:table-cell>
              <table:table-cell office:value-type="float" office:value="99.8364523714872">
                <text:p>99.83645237148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7928072771214">
                <text:p>64.7928072771214</text:p>
              </table:table-cell>
              <table:table-cell office:value-type="float" office:value="0">
                <text:p>0</text:p>
              </table:table-cell>
              <table:table-cell office:value-type="float" office:value="0.446386580636432">
                <text:p>0.4463865806364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.1175647416784">
                <text:p>73.1175647416784</text:p>
              </table:table-cell>
              <table:table-cell office:value-type="float" office:value="0">
                <text:p>0</text:p>
              </table:table-cell>
              <table:table-cell office:value-type="float" office:value="-8.26400102850399">
                <text:p>-8.264001028503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.315628676796">
                <text:p>87.315628676796</text:p>
              </table:table-cell>
              <table:table-cell office:value-type="float" office:value="0">
                <text:p>0</text:p>
              </table:table-cell>
              <table:table-cell office:value-type="float" office:value="1.60444951335014">
                <text:p>1.60444951335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.80291615748">
                <text:p>137.80291615748</text:p>
              </table:table-cell>
              <table:table-cell office:value-type="float" office:value="32.8029161574801">
                <text:p>32.8029161574801</text:p>
              </table:table-cell>
              <table:table-cell office:value-type="float" office:value="32.2721893372507">
                <text:p>32.2721893372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3.119137923367">
                <text:p>153.119137923367</text:p>
              </table:table-cell>
              <table:table-cell office:value-type="float" office:value="48.1191379233673">
                <text:p>48.1191379233673</text:p>
              </table:table-cell>
              <table:table-cell office:value-type="float" office:value="45.4967158819545">
                <text:p>45.49671588195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.442555458365">
                <text:p>49.442555458365</text:p>
              </table:table-cell>
              <table:table-cell office:value-type="float" office:value="0">
                <text:p>0</text:p>
              </table:table-cell>
              <table:table-cell office:value-type="float" office:value="-11.0812124475265">
                <text:p>-11.08121244752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7.001328530853">
                <text:p>117.001328530853</text:p>
              </table:table-cell>
              <table:table-cell office:value-type="float" office:value="12.0013285308533">
                <text:p>12.0013285308533</text:p>
              </table:table-cell>
              <table:table-cell office:value-type="float" office:value="16.9181928458634">
                <text:p>16.9181928458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.4170996523519">
                <text:p>61.4170996523519</text:p>
              </table:table-cell>
              <table:table-cell office:value-type="float" office:value="0">
                <text:p>0</text:p>
              </table:table-cell>
              <table:table-cell office:value-type="float" office:value="-2.92425269855757">
                <text:p>-2.92425269855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.6656461409363">
                <text:p>85.6656461409363</text:p>
              </table:table-cell>
              <table:table-cell office:value-type="float" office:value="0">
                <text:p>0</text:p>
              </table:table-cell>
              <table:table-cell office:value-type="float" office:value="1.32402212544319">
                <text:p>1.324022125443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2.828751778888">
                <text:p>142.828751778888</text:p>
              </table:table-cell>
              <table:table-cell office:value-type="float" office:value="37.8287517788884">
                <text:p>37.8287517788884</text:p>
              </table:table-cell>
              <table:table-cell office:value-type="float" office:value="33.0746195691055">
                <text:p>33.0746195691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.0116109120847">
                <text:p>91.0116109120847</text:p>
              </table:table-cell>
              <table:table-cell office:value-type="float" office:value="0">
                <text:p>0</text:p>
              </table:table-cell>
              <table:table-cell office:value-type="float" office:value="-6.59207330373742">
                <text:p>-6.592073303737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3282663098124">
                <text:p>47.3282663098124</text:p>
              </table:table-cell>
              <table:table-cell office:value-type="float" office:value="0">
                <text:p>0</text:p>
              </table:table-cell>
              <table:table-cell office:value-type="float" office:value="-3.78881805772163">
                <text:p>-3.78881805772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5.604117054352">
                <text:p>125.604117054352</text:p>
              </table:table-cell>
              <table:table-cell office:value-type="float" office:value="20.6041170543522">
                <text:p>20.6041170543522</text:p>
              </table:table-cell>
              <table:table-cell office:value-type="float" office:value="23.9831140683698">
                <text:p>23.98311406836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.2980601792193">
                <text:p>53.2980601792193</text:p>
              </table:table-cell>
              <table:table-cell office:value-type="float" office:value="0">
                <text:p>0</text:p>
              </table:table-cell>
              <table:table-cell office:value-type="float" office:value="-0.187395441094445">
                <text:p>-0.1873954410944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.1231282758276">
                <text:p>49.1231282758276</text:p>
              </table:table-cell>
              <table:table-cell office:value-type="float" office:value="0">
                <text:p>0</text:p>
              </table:table-cell>
              <table:table-cell office:value-type="float" office:value="-2.73021971550516">
                <text:p>-2.73021971550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.2156003618491">
                <text:p>44.2156003618491</text:p>
              </table:table-cell>
              <table:table-cell office:value-type="float" office:value="0">
                <text:p>0</text:p>
              </table:table-cell>
              <table:table-cell office:value-type="float" office:value="-3.18743370912626">
                <text:p>-3.18743370912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.2999096303288">
                <text:p>55.2999096303288</text:p>
              </table:table-cell>
              <table:table-cell office:value-type="float" office:value="0">
                <text:p>0</text:p>
              </table:table-cell>
              <table:table-cell office:value-type="float" office:value="0.0633098927729439">
                <text:p>0.0633098927729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.038337063426">
                <text:p>183.038337063426</text:p>
              </table:table-cell>
              <table:table-cell office:value-type="float" office:value="78.0383370634256">
                <text:p>78.0383370634256</text:p>
              </table:table-cell>
              <table:table-cell office:value-type="float" office:value="72.7359829208138">
                <text:p>72.73598292081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2.358412980581">
                <text:p>212.358412980581</text:p>
              </table:table-cell>
              <table:table-cell office:value-type="float" office:value="107.358412980581">
                <text:p>107.358412980581</text:p>
              </table:table-cell>
              <table:table-cell office:value-type="float" office:value="86.2950178214361">
                <text:p>86.29501782143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7095195353653">
                <text:p>51.7095195353653</text:p>
              </table:table-cell>
              <table:table-cell office:value-type="float" office:value="0">
                <text:p>0</text:p>
              </table:table-cell>
              <table:table-cell office:value-type="float" office:value="-2.2804814507571">
                <text:p>-2.2804814507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.460595813993">
                <text:p>141.460595813993</text:p>
              </table:table-cell>
              <table:table-cell office:value-type="float" office:value="36.4605958139933">
                <text:p>36.4605958139933</text:p>
              </table:table-cell>
              <table:table-cell office:value-type="float" office:value="33.7358806326687">
                <text:p>33.73588063266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.5225107254197">
                <text:p>53.5225107254197</text:p>
              </table:table-cell>
              <table:table-cell office:value-type="float" office:value="0">
                <text:p>0</text:p>
              </table:table-cell>
              <table:table-cell office:value-type="float" office:value="-10.3594575106485">
                <text:p>-10.35945751064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.5921018163588">
                <text:p>73.5921018163588</text:p>
              </table:table-cell>
              <table:table-cell office:value-type="float" office:value="0">
                <text:p>0</text:p>
              </table:table-cell>
              <table:table-cell office:value-type="float" office:value="-2.92431782414637">
                <text:p>-2.924317824146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1.069008172533">
                <text:p>151.069008172533</text:p>
              </table:table-cell>
              <table:table-cell office:value-type="float" office:value="46.0690081725328">
                <text:p>46.0690081725328</text:p>
              </table:table-cell>
              <table:table-cell office:value-type="float" office:value="46.0095126054538">
                <text:p>46.00951260545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.9806999217184">
                <text:p>96.9806999217184</text:p>
              </table:table-cell>
              <table:table-cell office:value-type="float" office:value="0">
                <text:p>0</text:p>
              </table:table-cell>
              <table:table-cell office:value-type="float" office:value="7.47695736334965">
                <text:p>7.47695736334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8993331159634">
                <text:p>49.8993331159634</text:p>
              </table:table-cell>
              <table:table-cell office:value-type="float" office:value="0">
                <text:p>0</text:p>
              </table:table-cell>
              <table:table-cell office:value-type="float" office:value="-8.59197136638951">
                <text:p>-8.591971366389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.919840794519">
                <text:p>156.919840794519</text:p>
              </table:table-cell>
              <table:table-cell office:value-type="float" office:value="51.9198407945186">
                <text:p>51.9198407945186</text:p>
              </table:table-cell>
              <table:table-cell office:value-type="float" office:value="49.8003756271045">
                <text:p>49.80037562710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.01806628518">
                <text:p>119.01806628518</text:p>
              </table:table-cell>
              <table:table-cell office:value-type="float" office:value="14.0180662851798">
                <text:p>14.0180662851798</text:p>
              </table:table-cell>
              <table:table-cell office:value-type="float" office:value="21.2458120600135">
                <text:p>21.24581206001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427506584651">
                <text:p>35.427506584651</text:p>
              </table:table-cell>
              <table:table-cell office:value-type="float" office:value="0">
                <text:p>0</text:p>
              </table:table-cell>
              <table:table-cell office:value-type="float" office:value="-5.92467256515879">
                <text:p>-5.924672565158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.4122685600652">
                <text:p>89.4122685600652</text:p>
              </table:table-cell>
              <table:table-cell office:value-type="float" office:value="0">
                <text:p>0</text:p>
              </table:table-cell>
              <table:table-cell office:value-type="float" office:value="-7.92286369527651">
                <text:p>-7.922863695276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3.4445658223876">
                <text:p>93.4445658223876</text:p>
              </table:table-cell>
              <table:table-cell office:value-type="float" office:value="0">
                <text:p>0</text:p>
              </table:table-cell>
              <table:table-cell office:value-type="float" office:value="-3.5082985611764">
                <text:p>-3.50829856117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7783618500972">
                <text:p>70.7783618500972</text:p>
              </table:table-cell>
              <table:table-cell office:value-type="float" office:value="0">
                <text:p>0</text:p>
              </table:table-cell>
              <table:table-cell office:value-type="float" office:value="-5.95096706488325">
                <text:p>-5.95096706488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